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404cm"/>
    </style:style>
    <style:style style:name="co2" style:family="table-column">
      <style:table-column-properties fo:break-before="auto" style:column-width="2.813cm"/>
    </style:style>
    <style:style style:name="co3" style:family="table-column">
      <style:table-column-properties fo:break-before="auto" style:column-width="2.295cm"/>
    </style:style>
    <style:style style:name="co4" style:family="table-column">
      <style:table-column-properties fo:break-before="auto" style:column-width="3.821cm"/>
    </style:style>
    <style:style style:name="co5" style:family="table-column">
      <style:table-column-properties fo:break-before="auto" style:column-width="3.113cm"/>
    </style:style>
    <style:style style:name="co6" style:family="table-column">
      <style:table-column-properties fo:break-before="auto" style:column-width="2.731cm"/>
    </style:style>
    <style:style style:name="co7" style:family="table-column">
      <style:table-column-properties fo:break-before="auto" style:column-width="2.649cm"/>
    </style:style>
    <style:style style:name="co8" style:family="table-column">
      <style:table-column-properties fo:break-before="auto" style:column-width="1.016cm"/>
    </style:style>
    <style:style style:name="co9" style:family="table-column">
      <style:table-column-properties fo:break-before="auto" style:column-width="0.878cm"/>
    </style:style>
    <style:style style:name="co10" style:family="table-column">
      <style:table-column-properties fo:break-before="auto" style:column-width="1.261cm"/>
    </style:style>
    <style:style style:name="co11" style:family="table-column">
      <style:table-column-properties fo:break-before="auto" style:column-width="1.152cm"/>
    </style:style>
    <style:style style:name="co12" style:family="table-column">
      <style:table-column-properties fo:break-before="auto" style:column-width="1.997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>
            <text:p>Format Index</text:p>
          </table:table-cell>
          <table:table-cell office:value-type="string">
            <text:p>Num_Bit_Fields</text:p>
          </table:table-cell>
          <table:table-cell office:value-type="string">
            <text:p>Insn_Format</text:p>
          </table:table-cell>
          <table:table-cell office:value-type="string">
            <text:p>Opcode Pattern String</text:p>
          </table:table-cell>
          <table:table-cell office:value-type="string">
            <text:p>Opcode Bit String</text:p>
          </table:table-cell>
          <table:table-cell office:value-type="string">
            <text:p>Opcode Integer</text:p>
          </table:table-cell>
          <table:table-cell office:value-type="string">
            <text:p>Bit_field_name</text:p>
          </table:table-cell>
          <table:table-cell office:value-type="string">
            <text:p>start</text:p>
          </table:table-cell>
          <table:table-cell office:value-type="string">
            <text:p>end</text:p>
          </table:table-cell>
          <table:table-cell office:value-type="string">
            <text:p>length</text:p>
          </table:table-cell>
          <table:table-cell office:value-type="string">
            <text:p>value</text:p>
          </table:table-cell>
          <table:table-cell office:value-type="string">
            <text:p>Value-type</text:p>
          </table:table-cell>
          <table:table-cell office:value-type="string">
            <text:p>Bit_field_name</text:p>
          </table:table-cell>
          <table:table-cell office:value-type="string">
            <text:p>start</text:p>
          </table:table-cell>
          <table:table-cell office:value-type="string">
            <text:p>end</text:p>
          </table:table-cell>
          <table:table-cell office:value-type="string">
            <text:p>length</text:p>
          </table:table-cell>
          <table:table-cell office:value-type="string">
            <text:p>value</text:p>
          </table:table-cell>
          <table:table-cell office:value-type="string">
            <text:p>Value-type</text:p>
          </table:table-cell>
          <table:table-cell office:value-type="string">
            <text:p>Bit_field_name</text:p>
          </table:table-cell>
          <table:table-cell office:value-type="string">
            <text:p>start</text:p>
          </table:table-cell>
          <table:table-cell office:value-type="string">
            <text:p>end</text:p>
          </table:table-cell>
          <table:table-cell office:value-type="string">
            <text:p>length</text:p>
          </table:table-cell>
          <table:table-cell office:value-type="string">
            <text:p>value</text:p>
          </table:table-cell>
          <table:table-cell office:value-type="string">
            <text:p>Value-type</text:p>
          </table:table-cell>
          <table:table-cell office:value-type="string">
            <text:p>Bit_field_name</text:p>
          </table:table-cell>
          <table:table-cell office:value-type="string">
            <text:p>start</text:p>
          </table:table-cell>
          <table:table-cell office:value-type="string">
            <text:p>end</text:p>
          </table:table-cell>
          <table:table-cell office:value-type="string">
            <text:p>length</text:p>
          </table:table-cell>
          <table:table-cell office:value-type="string">
            <text:p>value</text:p>
          </table:table-cell>
          <table:table-cell office:value-type="string">
            <text:p>Value-type</text:p>
          </table:table-cell>
          <table:table-cell office:value-type="string">
            <text:p>Bit_field_name</text:p>
          </table:table-cell>
          <table:table-cell office:value-type="string">
            <text:p>start</text:p>
          </table:table-cell>
          <table:table-cell office:value-type="string">
            <text:p>end</text:p>
          </table:table-cell>
          <table:table-cell office:value-type="string">
            <text:p>length</text:p>
          </table:table-cell>
          <table:table-cell office:value-type="string">
            <text:p>value</text:p>
          </table:table-cell>
          <table:table-cell office:value-type="string">
            <text:p>Value-type</text:p>
          </table:table-cell>
          <table:table-cell office:value-type="string">
            <text:p>Bit_field_name</text:p>
          </table:table-cell>
          <table:table-cell office:value-type="string">
            <text:p>start</text:p>
          </table:table-cell>
          <table:table-cell office:value-type="string">
            <text:p>end</text:p>
          </table:table-cell>
          <table:table-cell office:value-type="string">
            <text:p>length</text:p>
          </table:table-cell>
          <table:table-cell office:value-type="string">
            <text:p>value</text:p>
          </table:table-cell>
          <table:table-cell office:value-type="string">
            <text:p>Value-type</text:p>
          </table:table-cell>
          <table:table-cell office:value-type="string">
            <text:p>Bit_field_name</text:p>
          </table:table-cell>
          <table:table-cell office:value-type="string">
            <text:p>start</text:p>
          </table:table-cell>
          <table:table-cell office:value-type="string">
            <text:p>end</text:p>
          </table:table-cell>
          <table:table-cell office:value-type="string">
            <text:p>length</text:p>
          </table:table-cell>
          <table:table-cell office:value-type="string">
            <text:p>value</text:p>
          </table:table-cell>
          <table:table-cell office:value-type="string">
            <text:p>Value-type</text:p>
          </table:table-cell>
          <table:table-cell office:value-type="string">
            <text:p>Bit_field_name</text:p>
          </table:table-cell>
          <table:table-cell office:value-type="string">
            <text:p>start</text:p>
          </table:table-cell>
          <table:table-cell office:value-type="string">
            <text:p>end</text:p>
          </table:table-cell>
          <table:table-cell office:value-type="string">
            <text:p>length</text:p>
          </table:table-cell>
          <table:table-cell office:value-type="string">
            <text:p>value</text:p>
          </table:table-cell>
          <table:table-cell office:value-type="string">
            <text:p>Value-type</text:p>
          </table:table-cell>
          <table:table-cell office:value-type="string">
            <text:p>Bit_field_name</text:p>
          </table:table-cell>
          <table:table-cell office:value-type="string">
            <text:p>start</text:p>
          </table:table-cell>
          <table:table-cell office:value-type="string">
            <text:p>end</text:p>
          </table:table-cell>
          <table:table-cell office:value-type="string">
            <text:p>length</text:p>
          </table:table-cell>
          <table:table-cell office:value-type="string">
            <text:p>value</text:p>
          </table:table-cell>
          <table:table-cell office:value-type="string">
            <text:p>Value-type</text:p>
          </table:table-cell>
        </table:table-row>
        <table:table-row table:style-name="ro1">
          <table:table-cell office:value-type="string">
            <text:p>B1.1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3"/>
          <table:table-cell office:value-type="string">
            <text:p>op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string">
            <text:p>0x3</text:p>
          </table:table-cell>
          <table:table-cell office:value-type="string">
            <text:p>given</text:p>
          </table:table-cell>
          <table:table-cell office:value-type="string">
            <text:p>rd</text:p>
          </table:table-cell>
          <table:table-cell office:value-type="float" office:value="25">
            <text:p>25</text:p>
          </table:table-cell>
          <table:table-cell office:value-type="float" office:value="29">
            <text:p>29</text:p>
          </table:table-cell>
          <table:table-cell table:number-columns-repeated="2"/>
          <table:table-cell office:value-type="string">
            <text:p>generate</text:p>
          </table:table-cell>
          <table:table-cell office:value-type="string">
            <text:p>op3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table:number-columns-repeated="2"/>
          <table:table-cell office:value-type="string">
            <text:p>lookup</text:p>
          </table:table-cell>
          <table:table-cell office:value-type="string">
            <text:p>rs1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table:number-columns-repeated="2"/>
          <table:table-cell office:value-type="string">
            <text:p>generate</text:p>
          </table:table-cell>
          <table:table-cell office:value-type="string">
            <text:p>i</text:p>
          </table:table-cell>
          <table:table-cell table:number-columns-repeated="2"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given</text:p>
          </table:table-cell>
          <table:table-cell office:value-type="string">
            <text:p>asi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table:number-columns-repeated="2"/>
          <table:table-cell office:value-type="string">
            <text:p>parameter</text:p>
          </table:table-cell>
          <table:table-cell office:value-type="string">
            <text:p>rs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generate</text:p>
          </table:table-cell>
          <table:table-cell table:number-columns-repeated="12"/>
        </table:table-row>
        <table:table-row table:style-name="ro1">
          <table:table-cell office:value-type="string">
            <text:p>B1.2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3"/>
          <table:table-cell office:value-type="string">
            <text:p>op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string">
            <text:p>0x3</text:p>
          </table:table-cell>
          <table:table-cell office:value-type="string">
            <text:p>given</text:p>
          </table:table-cell>
          <table:table-cell office:value-type="string">
            <text:p>rd</text:p>
          </table:table-cell>
          <table:table-cell office:value-type="float" office:value="25">
            <text:p>25</text:p>
          </table:table-cell>
          <table:table-cell office:value-type="float" office:value="29">
            <text:p>29</text:p>
          </table:table-cell>
          <table:table-cell table:number-columns-repeated="2"/>
          <table:table-cell office:value-type="string">
            <text:p>generate</text:p>
          </table:table-cell>
          <table:table-cell office:value-type="string">
            <text:p>op3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table:number-columns-repeated="2"/>
          <table:table-cell office:value-type="string">
            <text:p>lookup</text:p>
          </table:table-cell>
          <table:table-cell office:value-type="string">
            <text:p>rs1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table:number-columns-repeated="2"/>
          <table:table-cell office:value-type="string">
            <text:p>generate</text:p>
          </table:table-cell>
          <table:table-cell office:value-type="string">
            <text:p>i</text:p>
          </table:table-cell>
          <table:table-cell table:number-columns-repeated="2" office:value-type="float" office:value="13">
            <text:p>1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given</text:p>
          </table:table-cell>
          <table:table-cell office:value-type="string">
            <text:p>simm13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/>
          <table:table-cell office:value-type="string">
            <text:p>parameter</text:p>
          </table:table-cell>
          <table:table-cell table:number-columns-repeated="18"/>
        </table:table-row>
        <table:table-row table:style-name="ro1">
          <table:table-cell office:value-type="string">
            <text:p>B2.1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3"/>
          <table:table-cell office:value-type="string">
            <text:p>op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string">
            <text:p>0x3</text:p>
          </table:table-cell>
          <table:table-cell office:value-type="string">
            <text:p>given</text:p>
          </table:table-cell>
          <table:table-cell office:value-type="string">
            <text:p>rd</text:p>
          </table:table-cell>
          <table:table-cell office:value-type="float" office:value="25">
            <text:p>25</text:p>
          </table:table-cell>
          <table:table-cell office:value-type="float" office:value="29">
            <text:p>29</text:p>
          </table:table-cell>
          <table:table-cell table:number-columns-repeated="2"/>
          <table:table-cell office:value-type="string">
            <text:p>generate</text:p>
          </table:table-cell>
          <table:table-cell office:value-type="string">
            <text:p>op3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table:number-columns-repeated="2"/>
          <table:table-cell office:value-type="string">
            <text:p>lookup</text:p>
          </table:table-cell>
          <table:table-cell office:value-type="string">
            <text:p>rs1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table:number-columns-repeated="2"/>
          <table:table-cell office:value-type="string">
            <text:p>generate</text:p>
          </table:table-cell>
          <table:table-cell office:value-type="string">
            <text:p>i</text:p>
          </table:table-cell>
          <table:table-cell table:number-columns-repeated="2"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given</text:p>
          </table:table-cell>
          <table:table-cell office:value-type="string">
            <text:p>U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/>
          <table:table-cell office:value-type="string">
            <text:p>0x0</text:p>
          </table:table-cell>
          <table:table-cell office:value-type="string">
            <text:p>given</text:p>
          </table:table-cell>
          <table:table-cell office:value-type="string">
            <text:p>rs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generate</text:p>
          </table:table-cell>
          <table:table-cell table:number-columns-repeated="12"/>
        </table:table-row>
        <table:table-row table:style-name="ro1">
          <table:table-cell office:value-type="string">
            <text:p>B2.2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3"/>
          <table:table-cell office:value-type="string">
            <text:p>op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string">
            <text:p>0x3</text:p>
          </table:table-cell>
          <table:table-cell office:value-type="string">
            <text:p>given</text:p>
          </table:table-cell>
          <table:table-cell office:value-type="string">
            <text:p>rd</text:p>
          </table:table-cell>
          <table:table-cell office:value-type="float" office:value="25">
            <text:p>25</text:p>
          </table:table-cell>
          <table:table-cell office:value-type="float" office:value="29">
            <text:p>29</text:p>
          </table:table-cell>
          <table:table-cell table:number-columns-repeated="2"/>
          <table:table-cell office:value-type="string">
            <text:p>generate</text:p>
          </table:table-cell>
          <table:table-cell office:value-type="string">
            <text:p>op3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table:number-columns-repeated="2"/>
          <table:table-cell office:value-type="string">
            <text:p>lookup</text:p>
          </table:table-cell>
          <table:table-cell office:value-type="string">
            <text:p>rs1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table:number-columns-repeated="2"/>
          <table:table-cell office:value-type="string">
            <text:p>generate</text:p>
          </table:table-cell>
          <table:table-cell office:value-type="string">
            <text:p>i</text:p>
          </table:table-cell>
          <table:table-cell table:number-columns-repeated="2" office:value-type="float" office:value="13">
            <text:p>1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given</text:p>
          </table:table-cell>
          <table:table-cell office:value-type="string">
            <text:p>simm13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/>
          <table:table-cell office:value-type="string">
            <text:p>parameter</text:p>
          </table:table-cell>
          <table:table-cell table:number-columns-repeated="18"/>
        </table:table-row>
        <table:table-row table:style-name="ro1">
          <table:table-cell office:value-type="string">
            <text:p>B3.1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3"/>
          <table:table-cell office:value-type="string">
            <text:p>op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string">
            <text:p>0x3</text:p>
          </table:table-cell>
          <table:table-cell office:value-type="string">
            <text:p>given</text:p>
          </table:table-cell>
          <table:table-cell office:value-type="string">
            <text:p>rd</text:p>
          </table:table-cell>
          <table:table-cell office:value-type="float" office:value="25">
            <text:p>25</text:p>
          </table:table-cell>
          <table:table-cell office:value-type="float" office:value="29">
            <text:p>29</text:p>
          </table:table-cell>
          <table:table-cell table:number-columns-repeated="2"/>
          <table:table-cell office:value-type="string">
            <text:p>generate</text:p>
          </table:table-cell>
          <table:table-cell office:value-type="string">
            <text:p>op3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table:number-columns-repeated="2"/>
          <table:table-cell office:value-type="string">
            <text:p>lookup</text:p>
          </table:table-cell>
          <table:table-cell office:value-type="string">
            <text:p>rs1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table:number-columns-repeated="2"/>
          <table:table-cell office:value-type="string">
            <text:p>generate</text:p>
          </table:table-cell>
          <table:table-cell office:value-type="string">
            <text:p>i</text:p>
          </table:table-cell>
          <table:table-cell table:number-columns-repeated="2"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given</text:p>
          </table:table-cell>
          <table:table-cell office:value-type="string">
            <text:p>U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/>
          <table:table-cell office:value-type="string">
            <text:p>0x0</text:p>
          </table:table-cell>
          <table:table-cell office:value-type="string">
            <text:p>given</text:p>
          </table:table-cell>
          <table:table-cell office:value-type="string">
            <text:p>rs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generate</text:p>
          </table:table-cell>
          <table:table-cell table:number-columns-repeated="12"/>
        </table:table-row>
        <table:table-row table:style-name="ro1">
          <table:table-cell office:value-type="string">
            <text:p>B3.2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3"/>
          <table:table-cell office:value-type="string">
            <text:p>op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string">
            <text:p>0x3</text:p>
          </table:table-cell>
          <table:table-cell office:value-type="string">
            <text:p>given</text:p>
          </table:table-cell>
          <table:table-cell office:value-type="string">
            <text:p>rd</text:p>
          </table:table-cell>
          <table:table-cell office:value-type="float" office:value="25">
            <text:p>25</text:p>
          </table:table-cell>
          <table:table-cell office:value-type="float" office:value="29">
            <text:p>29</text:p>
          </table:table-cell>
          <table:table-cell table:number-columns-repeated="2"/>
          <table:table-cell office:value-type="string">
            <text:p>generate</text:p>
          </table:table-cell>
          <table:table-cell office:value-type="string">
            <text:p>op3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table:number-columns-repeated="2"/>
          <table:table-cell office:value-type="string">
            <text:p>lookup</text:p>
          </table:table-cell>
          <table:table-cell office:value-type="string">
            <text:p>rs1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table:number-columns-repeated="2"/>
          <table:table-cell office:value-type="string">
            <text:p>generate</text:p>
          </table:table-cell>
          <table:table-cell office:value-type="string">
            <text:p>i</text:p>
          </table:table-cell>
          <table:table-cell table:number-columns-repeated="2" office:value-type="float" office:value="13">
            <text:p>1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given</text:p>
          </table:table-cell>
          <table:table-cell office:value-type="string">
            <text:p>simm13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/>
          <table:table-cell office:value-type="string">
            <text:p>parameter</text:p>
          </table:table-cell>
          <table:table-cell table:number-columns-repeated="18"/>
        </table:table-row>
        <table:table-row table:style-name="ro1">
          <table:table-cell office:value-type="string">
            <text:p>B4.1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3"/>
          <table:table-cell office:value-type="string">
            <text:p>op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string">
            <text:p>0x3</text:p>
          </table:table-cell>
          <table:table-cell office:value-type="string">
            <text:p>given</text:p>
          </table:table-cell>
          <table:table-cell office:value-type="string">
            <text:p>rd</text:p>
          </table:table-cell>
          <table:table-cell office:value-type="float" office:value="25">
            <text:p>25</text:p>
          </table:table-cell>
          <table:table-cell office:value-type="float" office:value="29">
            <text:p>29</text:p>
          </table:table-cell>
          <table:table-cell table:number-columns-repeated="2"/>
          <table:table-cell office:value-type="string">
            <text:p>generate</text:p>
          </table:table-cell>
          <table:table-cell office:value-type="string">
            <text:p>op3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table:number-columns-repeated="2"/>
          <table:table-cell office:value-type="string">
            <text:p>lookup</text:p>
          </table:table-cell>
          <table:table-cell office:value-type="string">
            <text:p>rs1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table:number-columns-repeated="2"/>
          <table:table-cell office:value-type="string">
            <text:p>generate</text:p>
          </table:table-cell>
          <table:table-cell office:value-type="string">
            <text:p>i</text:p>
          </table:table-cell>
          <table:table-cell table:number-columns-repeated="2"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given</text:p>
          </table:table-cell>
          <table:table-cell office:value-type="string">
            <text:p>asi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/>
          <table:table-cell office:value-type="string">
            <text:p>0x0</text:p>
          </table:table-cell>
          <table:table-cell office:value-type="string">
            <text:p>given</text:p>
          </table:table-cell>
          <table:table-cell office:value-type="string">
            <text:p>rs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generate</text:p>
          </table:table-cell>
          <table:table-cell table:number-columns-repeated="12"/>
        </table:table-row>
        <table:table-row table:style-name="ro1">
          <table:table-cell office:value-type="string">
            <text:p>B4.2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3"/>
          <table:table-cell office:value-type="string">
            <text:p>op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string">
            <text:p>0x3</text:p>
          </table:table-cell>
          <table:table-cell office:value-type="string">
            <text:p>given</text:p>
          </table:table-cell>
          <table:table-cell office:value-type="string">
            <text:p>rd</text:p>
          </table:table-cell>
          <table:table-cell office:value-type="float" office:value="25">
            <text:p>25</text:p>
          </table:table-cell>
          <table:table-cell office:value-type="float" office:value="29">
            <text:p>29</text:p>
          </table:table-cell>
          <table:table-cell table:number-columns-repeated="2"/>
          <table:table-cell office:value-type="string">
            <text:p>generate</text:p>
          </table:table-cell>
          <table:table-cell office:value-type="string">
            <text:p>op3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table:number-columns-repeated="2"/>
          <table:table-cell office:value-type="string">
            <text:p>lookup</text:p>
          </table:table-cell>
          <table:table-cell office:value-type="string">
            <text:p>rs1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table:number-columns-repeated="2"/>
          <table:table-cell office:value-type="string">
            <text:p>generate</text:p>
          </table:table-cell>
          <table:table-cell office:value-type="string">
            <text:p>i</text:p>
          </table:table-cell>
          <table:table-cell table:number-columns-repeated="2" office:value-type="float" office:value="13">
            <text:p>1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given</text:p>
          </table:table-cell>
          <table:table-cell office:value-type="string">
            <text:p>simm13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/>
          <table:table-cell office:value-type="string">
            <text:p>parameter</text:p>
          </table:table-cell>
          <table:table-cell table:number-columns-repeated="18"/>
        </table:table-row>
        <table:table-row table:style-name="ro1">
          <table:table-cell office:value-type="string">
            <text:p>B5.1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3"/>
          <table:table-cell office:value-type="string">
            <text:p>op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string">
            <text:p>0x3</text:p>
          </table:table-cell>
          <table:table-cell office:value-type="string">
            <text:p>given</text:p>
          </table:table-cell>
          <table:table-cell office:value-type="string">
            <text:p>rd</text:p>
          </table:table-cell>
          <table:table-cell office:value-type="float" office:value="25">
            <text:p>25</text:p>
          </table:table-cell>
          <table:table-cell office:value-type="float" office:value="29">
            <text:p>29</text:p>
          </table:table-cell>
          <table:table-cell table:number-columns-repeated="2"/>
          <table:table-cell office:value-type="string">
            <text:p>generate</text:p>
          </table:table-cell>
          <table:table-cell office:value-type="string">
            <text:p>op3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table:number-columns-repeated="2"/>
          <table:table-cell office:value-type="string">
            <text:p>lookup</text:p>
          </table:table-cell>
          <table:table-cell office:value-type="string">
            <text:p>rs1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table:number-columns-repeated="2"/>
          <table:table-cell office:value-type="string">
            <text:p>generate</text:p>
          </table:table-cell>
          <table:table-cell office:value-type="string">
            <text:p>i</text:p>
          </table:table-cell>
          <table:table-cell table:number-columns-repeated="2"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given</text:p>
          </table:table-cell>
          <table:table-cell office:value-type="string">
            <text:p>asi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/>
          <table:table-cell office:value-type="string">
            <text:p>0x0</text:p>
          </table:table-cell>
          <table:table-cell office:value-type="string">
            <text:p>given</text:p>
          </table:table-cell>
          <table:table-cell office:value-type="string">
            <text:p>rs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generate</text:p>
          </table:table-cell>
          <table:table-cell table:number-columns-repeated="12"/>
        </table:table-row>
        <table:table-row table:style-name="ro1">
          <table:table-cell office:value-type="string">
            <text:p>B5.2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3"/>
          <table:table-cell office:value-type="string">
            <text:p>op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string">
            <text:p>0x3</text:p>
          </table:table-cell>
          <table:table-cell office:value-type="string">
            <text:p>given</text:p>
          </table:table-cell>
          <table:table-cell office:value-type="string">
            <text:p>rd</text:p>
          </table:table-cell>
          <table:table-cell office:value-type="float" office:value="25">
            <text:p>25</text:p>
          </table:table-cell>
          <table:table-cell office:value-type="float" office:value="29">
            <text:p>29</text:p>
          </table:table-cell>
          <table:table-cell table:number-columns-repeated="2"/>
          <table:table-cell office:value-type="string">
            <text:p>generate</text:p>
          </table:table-cell>
          <table:table-cell office:value-type="string">
            <text:p>op3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table:number-columns-repeated="2"/>
          <table:table-cell office:value-type="string">
            <text:p>lookup</text:p>
          </table:table-cell>
          <table:table-cell office:value-type="string">
            <text:p>rs1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table:number-columns-repeated="2"/>
          <table:table-cell office:value-type="string">
            <text:p>generate</text:p>
          </table:table-cell>
          <table:table-cell office:value-type="string">
            <text:p>i</text:p>
          </table:table-cell>
          <table:table-cell table:number-columns-repeated="2" office:value-type="float" office:value="13">
            <text:p>1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given</text:p>
          </table:table-cell>
          <table:table-cell office:value-type="string">
            <text:p>simm13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/>
          <table:table-cell office:value-type="string">
            <text:p>parameter</text:p>
          </table:table-cell>
          <table:table-cell table:number-columns-repeated="18"/>
        </table:table-row>
        <table:table-row table:style-name="ro1">
          <table:table-cell office:value-type="string">
            <text:p>B6.1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3"/>
          <table:table-cell office:value-type="string">
            <text:p>op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string">
            <text:p>0x3</text:p>
          </table:table-cell>
          <table:table-cell office:value-type="string">
            <text:p>given</text:p>
          </table:table-cell>
          <table:table-cell office:value-type="string">
            <text:p>rd</text:p>
          </table:table-cell>
          <table:table-cell office:value-type="float" office:value="25">
            <text:p>25</text:p>
          </table:table-cell>
          <table:table-cell office:value-type="float" office:value="29">
            <text:p>29</text:p>
          </table:table-cell>
          <table:table-cell table:number-columns-repeated="2"/>
          <table:table-cell office:value-type="string">
            <text:p>generate</text:p>
          </table:table-cell>
          <table:table-cell office:value-type="string">
            <text:p>op3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table:number-columns-repeated="2"/>
          <table:table-cell office:value-type="string">
            <text:p>lookup</text:p>
          </table:table-cell>
          <table:table-cell office:value-type="string">
            <text:p>rs1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table:number-columns-repeated="2"/>
          <table:table-cell office:value-type="string">
            <text:p>generate</text:p>
          </table:table-cell>
          <table:table-cell office:value-type="string">
            <text:p>i</text:p>
          </table:table-cell>
          <table:table-cell table:number-columns-repeated="2"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given</text:p>
          </table:table-cell>
          <table:table-cell office:value-type="string">
            <text:p>U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/>
          <table:table-cell office:value-type="string">
            <text:p>0x0</text:p>
          </table:table-cell>
          <table:table-cell office:value-type="string">
            <text:p>given</text:p>
          </table:table-cell>
          <table:table-cell office:value-type="string">
            <text:p>rs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generate</text:p>
          </table:table-cell>
          <table:table-cell table:number-columns-repeated="12"/>
        </table:table-row>
        <table:table-row table:style-name="ro1">
          <table:table-cell office:value-type="string">
            <text:p>B6.2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3"/>
          <table:table-cell office:value-type="string">
            <text:p>op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string">
            <text:p>0x3</text:p>
          </table:table-cell>
          <table:table-cell office:value-type="string">
            <text:p>given</text:p>
          </table:table-cell>
          <table:table-cell office:value-type="string">
            <text:p>rd</text:p>
          </table:table-cell>
          <table:table-cell office:value-type="float" office:value="25">
            <text:p>25</text:p>
          </table:table-cell>
          <table:table-cell office:value-type="float" office:value="29">
            <text:p>29</text:p>
          </table:table-cell>
          <table:table-cell table:number-columns-repeated="2"/>
          <table:table-cell office:value-type="string">
            <text:p>generate</text:p>
          </table:table-cell>
          <table:table-cell office:value-type="string">
            <text:p>op3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table:number-columns-repeated="2"/>
          <table:table-cell office:value-type="string">
            <text:p>lookup</text:p>
          </table:table-cell>
          <table:table-cell office:value-type="string">
            <text:p>rs1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table:number-columns-repeated="2"/>
          <table:table-cell office:value-type="string">
            <text:p>generate</text:p>
          </table:table-cell>
          <table:table-cell office:value-type="string">
            <text:p>i</text:p>
          </table:table-cell>
          <table:table-cell table:number-columns-repeated="2" office:value-type="float" office:value="13">
            <text:p>1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given</text:p>
          </table:table-cell>
          <table:table-cell office:value-type="string">
            <text:p>simm13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/>
          <table:table-cell office:value-type="string">
            <text:p>parameter</text:p>
          </table:table-cell>
          <table:table-cell table:number-columns-repeated="18"/>
        </table:table-row>
        <table:table-row table:style-name="ro1">
          <table:table-cell office:value-type="string">
            <text:p>B7.1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3"/>
          <table:table-cell office:value-type="string">
            <text:p>op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string">
            <text:p>0x3</text:p>
          </table:table-cell>
          <table:table-cell office:value-type="string">
            <text:p>given</text:p>
          </table:table-cell>
          <table:table-cell office:value-type="string">
            <text:p>rd</text:p>
          </table:table-cell>
          <table:table-cell office:value-type="float" office:value="25">
            <text:p>25</text:p>
          </table:table-cell>
          <table:table-cell office:value-type="float" office:value="29">
            <text:p>29</text:p>
          </table:table-cell>
          <table:table-cell table:number-columns-repeated="2"/>
          <table:table-cell office:value-type="string">
            <text:p>generate</text:p>
          </table:table-cell>
          <table:table-cell office:value-type="string">
            <text:p>op3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table:number-columns-repeated="2"/>
          <table:table-cell office:value-type="string">
            <text:p>lookup</text:p>
          </table:table-cell>
          <table:table-cell office:value-type="string">
            <text:p>rs1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table:number-columns-repeated="2"/>
          <table:table-cell office:value-type="string">
            <text:p>generate</text:p>
          </table:table-cell>
          <table:table-cell office:value-type="string">
            <text:p>i</text:p>
          </table:table-cell>
          <table:table-cell table:number-columns-repeated="2"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given</text:p>
          </table:table-cell>
          <table:table-cell office:value-type="string">
            <text:p>asi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table:number-columns-repeated="2"/>
          <table:table-cell office:value-type="string">
            <text:p>parameter</text:p>
          </table:table-cell>
          <table:table-cell office:value-type="string">
            <text:p>rs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generate</text:p>
          </table:table-cell>
          <table:table-cell table:number-columns-repeated="12"/>
        </table:table-row>
        <table:table-row table:style-name="ro1">
          <table:table-cell office:value-type="string">
            <text:p>B7.2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3"/>
          <table:table-cell office:value-type="string">
            <text:p>op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string">
            <text:p>0x3</text:p>
          </table:table-cell>
          <table:table-cell office:value-type="string">
            <text:p>given</text:p>
          </table:table-cell>
          <table:table-cell office:value-type="string">
            <text:p>rd</text:p>
          </table:table-cell>
          <table:table-cell office:value-type="float" office:value="25">
            <text:p>25</text:p>
          </table:table-cell>
          <table:table-cell office:value-type="float" office:value="29">
            <text:p>29</text:p>
          </table:table-cell>
          <table:table-cell table:number-columns-repeated="2"/>
          <table:table-cell office:value-type="string">
            <text:p>generate</text:p>
          </table:table-cell>
          <table:table-cell office:value-type="string">
            <text:p>op3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table:number-columns-repeated="2"/>
          <table:table-cell office:value-type="string">
            <text:p>lookup</text:p>
          </table:table-cell>
          <table:table-cell office:value-type="string">
            <text:p>rs1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table:number-columns-repeated="2"/>
          <table:table-cell office:value-type="string">
            <text:p>generate</text:p>
          </table:table-cell>
          <table:table-cell office:value-type="string">
            <text:p>i</text:p>
          </table:table-cell>
          <table:table-cell table:number-columns-repeated="2" office:value-type="float" office:value="13">
            <text:p>1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given</text:p>
          </table:table-cell>
          <table:table-cell office:value-type="string">
            <text:p>simm13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/>
          <table:table-cell office:value-type="string">
            <text:p>parameter</text:p>
          </table:table-cell>
          <table:table-cell table:number-columns-repeated="18"/>
        </table:table-row>
        <table:table-row table:style-name="ro1">
          <table:table-cell office:value-type="string">
            <text:p>B8.1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3"/>
          <table:table-cell office:value-type="string">
            <text:p>op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string">
            <text:p>0x3</text:p>
          </table:table-cell>
          <table:table-cell office:value-type="string">
            <text:p>given</text:p>
          </table:table-cell>
          <table:table-cell office:value-type="string">
            <text:p>rd</text:p>
          </table:table-cell>
          <table:table-cell office:value-type="float" office:value="25">
            <text:p>25</text:p>
          </table:table-cell>
          <table:table-cell office:value-type="float" office:value="29">
            <text:p>29</text:p>
          </table:table-cell>
          <table:table-cell table:number-columns-repeated="2"/>
          <table:table-cell office:value-type="string">
            <text:p>generate</text:p>
          </table:table-cell>
          <table:table-cell office:value-type="string">
            <text:p>op3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table:number-columns-repeated="2"/>
          <table:table-cell office:value-type="string">
            <text:p>lookup</text:p>
          </table:table-cell>
          <table:table-cell office:value-type="string">
            <text:p>rs1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table:number-columns-repeated="2"/>
          <table:table-cell office:value-type="string">
            <text:p>generate</text:p>
          </table:table-cell>
          <table:table-cell office:value-type="string">
            <text:p>i</text:p>
          </table:table-cell>
          <table:table-cell table:number-columns-repeated="2"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given</text:p>
          </table:table-cell>
          <table:table-cell office:value-type="string">
            <text:p>asi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table:number-columns-repeated="2"/>
          <table:table-cell office:value-type="string">
            <text:p>parameter</text:p>
          </table:table-cell>
          <table:table-cell office:value-type="string">
            <text:p>rs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generate</text:p>
          </table:table-cell>
          <table:table-cell table:number-columns-repeated="12"/>
        </table:table-row>
        <table:table-row table:style-name="ro1">
          <table:table-cell office:value-type="string">
            <text:p>B8.2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3"/>
          <table:table-cell office:value-type="string">
            <text:p>op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string">
            <text:p>0x3</text:p>
          </table:table-cell>
          <table:table-cell office:value-type="string">
            <text:p>given</text:p>
          </table:table-cell>
          <table:table-cell office:value-type="string">
            <text:p>rd</text:p>
          </table:table-cell>
          <table:table-cell office:value-type="float" office:value="25">
            <text:p>25</text:p>
          </table:table-cell>
          <table:table-cell office:value-type="float" office:value="29">
            <text:p>29</text:p>
          </table:table-cell>
          <table:table-cell table:number-columns-repeated="2"/>
          <table:table-cell office:value-type="string">
            <text:p>generate</text:p>
          </table:table-cell>
          <table:table-cell office:value-type="string">
            <text:p>op3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table:number-columns-repeated="2"/>
          <table:table-cell office:value-type="string">
            <text:p>lookup</text:p>
          </table:table-cell>
          <table:table-cell office:value-type="string">
            <text:p>rs1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table:number-columns-repeated="2"/>
          <table:table-cell office:value-type="string">
            <text:p>generate</text:p>
          </table:table-cell>
          <table:table-cell office:value-type="string">
            <text:p>i</text:p>
          </table:table-cell>
          <table:table-cell table:number-columns-repeated="2" office:value-type="float" office:value="13">
            <text:p>1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given</text:p>
          </table:table-cell>
          <table:table-cell office:value-type="string">
            <text:p>simm13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/>
          <table:table-cell office:value-type="string">
            <text:p>parameter</text:p>
          </table:table-cell>
          <table:table-cell table:number-columns-repeated="18"/>
        </table:table-row>
        <table:table-row table:style-name="ro1">
          <table:table-cell office:value-type="string">
            <text:p>B9.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3"/>
          <table:table-cell office:value-type="string">
            <text:p>op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string">
            <text:p>0x0</text:p>
          </table:table-cell>
          <table:table-cell office:value-type="string">
            <text:p>given</text:p>
          </table:table-cell>
          <table:table-cell office:value-type="string">
            <text:p>rd</text:p>
          </table:table-cell>
          <table:table-cell office:value-type="float" office:value="25">
            <text:p>25</text:p>
          </table:table-cell>
          <table:table-cell office:value-type="float" office:value="29">
            <text:p>29</text:p>
          </table:table-cell>
          <table:table-cell table:number-columns-repeated="2"/>
          <table:table-cell office:value-type="string">
            <text:p>generate</text:p>
          </table:table-cell>
          <table:table-cell office:value-type="string">
            <text:p>op2</text:p>
          </table:table-cell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 office:value-type="float" office:value="3">
            <text:p>3</text:p>
          </table:table-cell>
          <table:table-cell office:value-type="string">
            <text:p>0x4</text:p>
          </table:table-cell>
          <table:table-cell office:value-type="string">
            <text:p>given</text:p>
          </table:table-cell>
          <table:table-cell office:value-type="string">
            <text:p>imm22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/>
          <table:table-cell office:value-type="string">
            <text:p>generate</text:p>
          </table:table-cell>
          <table:table-cell table:number-columns-repeated="30"/>
        </table:table-row>
        <table:table-row table:style-name="ro1">
          <table:table-cell office:value-type="string">
            <text:p>B10.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3"/>
          <table:table-cell office:value-type="string">
            <text:p>op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string">
            <text:p>0x0</text:p>
          </table:table-cell>
          <table:table-cell office:value-type="string">
            <text:p>given</text:p>
          </table:table-cell>
          <table:table-cell office:value-type="string">
            <text:p>N</text:p>
          </table:table-cell>
          <table:table-cell office:value-type="float" office:value="25">
            <text:p>25</text:p>
          </table:table-cell>
          <table:table-cell office:value-type="float" office:value="29">
            <text:p>29</text:p>
          </table:table-cell>
          <table:table-cell/>
          <table:table-cell office:value-type="string">
            <text:p>0x0</text:p>
          </table:table-cell>
          <table:table-cell office:value-type="string">
            <text:p>given</text:p>
          </table:table-cell>
          <table:table-cell office:value-type="string">
            <text:p>op2</text:p>
          </table:table-cell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 office:value-type="float" office:value="3">
            <text:p>3</text:p>
          </table:table-cell>
          <table:table-cell office:value-type="string">
            <text:p>0x4</text:p>
          </table:table-cell>
          <table:table-cell office:value-type="string">
            <text:p>given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string">
            <text:p>0x0</text:p>
          </table:table-cell>
          <table:table-cell office:value-type="string">
            <text:p>given</text:p>
          </table:table-cell>
          <table:table-cell table:number-columns-repeated="30"/>
        </table:table-row>
        <table:table-row table:style-name="ro1">
          <table:table-cell office:value-type="string">
            <text:p>B11.1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3"/>
          <table:table-cell office:value-type="string">
            <text:p>op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string">
            <text:p>0x2</text:p>
          </table:table-cell>
          <table:table-cell office:value-type="string">
            <text:p>given</text:p>
          </table:table-cell>
          <table:table-cell office:value-type="string">
            <text:p>rd</text:p>
          </table:table-cell>
          <table:table-cell office:value-type="float" office:value="25">
            <text:p>25</text:p>
          </table:table-cell>
          <table:table-cell office:value-type="float" office:value="29">
            <text:p>29</text:p>
          </table:table-cell>
          <table:table-cell table:number-columns-repeated="2"/>
          <table:table-cell office:value-type="string">
            <text:p>generate</text:p>
          </table:table-cell>
          <table:table-cell office:value-type="string">
            <text:p>op3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table:number-columns-repeated="2"/>
          <table:table-cell office:value-type="string">
            <text:p>lookup</text:p>
          </table:table-cell>
          <table:table-cell office:value-type="string">
            <text:p>rs1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table:number-columns-repeated="2"/>
          <table:table-cell office:value-type="string">
            <text:p>generate</text:p>
          </table:table-cell>
          <table:table-cell office:value-type="string">
            <text:p>i</text:p>
          </table:table-cell>
          <table:table-cell table:number-columns-repeated="2"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given</text:p>
          </table:table-cell>
          <table:table-cell office:value-type="string">
            <text:p>U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/>
          <table:table-cell office:value-type="string">
            <text:p>0x0</text:p>
          </table:table-cell>
          <table:table-cell office:value-type="string">
            <text:p>given</text:p>
          </table:table-cell>
          <table:table-cell office:value-type="string">
            <text:p>rs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generate</text:p>
          </table:table-cell>
          <table:table-cell table:number-columns-repeated="12"/>
        </table:table-row>
        <table:table-row table:style-name="ro1">
          <table:table-cell office:value-type="string">
            <text:p>B11.2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3"/>
          <table:table-cell office:value-type="string">
            <text:p>op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string">
            <text:p>0x2</text:p>
          </table:table-cell>
          <table:table-cell office:value-type="string">
            <text:p>given</text:p>
          </table:table-cell>
          <table:table-cell office:value-type="string">
            <text:p>rd</text:p>
          </table:table-cell>
          <table:table-cell office:value-type="float" office:value="25">
            <text:p>25</text:p>
          </table:table-cell>
          <table:table-cell office:value-type="float" office:value="29">
            <text:p>29</text:p>
          </table:table-cell>
          <table:table-cell table:number-columns-repeated="2"/>
          <table:table-cell office:value-type="string">
            <text:p>generate</text:p>
          </table:table-cell>
          <table:table-cell office:value-type="string">
            <text:p>op3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table:number-columns-repeated="2"/>
          <table:table-cell office:value-type="string">
            <text:p>lookup</text:p>
          </table:table-cell>
          <table:table-cell office:value-type="string">
            <text:p>rs1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table:number-columns-repeated="2"/>
          <table:table-cell office:value-type="string">
            <text:p>generate</text:p>
          </table:table-cell>
          <table:table-cell office:value-type="string">
            <text:p>i</text:p>
          </table:table-cell>
          <table:table-cell table:number-columns-repeated="2" office:value-type="float" office:value="13">
            <text:p>1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given</text:p>
          </table:table-cell>
          <table:table-cell office:value-type="string">
            <text:p>simm13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/>
          <table:table-cell office:value-type="string">
            <text:p>parameter</text:p>
          </table:table-cell>
          <table:table-cell table:number-columns-repeated="18"/>
        </table:table-row>
        <table:table-row table:style-name="ro1">
          <table:table-cell office:value-type="string">
            <text:p>B12.1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3"/>
          <table:table-cell office:value-type="string">
            <text:p>op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string">
            <text:p>0x2</text:p>
          </table:table-cell>
          <table:table-cell office:value-type="string">
            <text:p>given</text:p>
          </table:table-cell>
          <table:table-cell office:value-type="string">
            <text:p>rd</text:p>
          </table:table-cell>
          <table:table-cell office:value-type="float" office:value="25">
            <text:p>25</text:p>
          </table:table-cell>
          <table:table-cell office:value-type="float" office:value="29">
            <text:p>29</text:p>
          </table:table-cell>
          <table:table-cell table:number-columns-repeated="2"/>
          <table:table-cell office:value-type="string">
            <text:p>generate</text:p>
          </table:table-cell>
          <table:table-cell office:value-type="string">
            <text:p>op3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table:number-columns-repeated="2"/>
          <table:table-cell office:value-type="string">
            <text:p>lookup</text:p>
          </table:table-cell>
          <table:table-cell office:value-type="string">
            <text:p>rs1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table:number-columns-repeated="2"/>
          <table:table-cell office:value-type="string">
            <text:p>generate</text:p>
          </table:table-cell>
          <table:table-cell office:value-type="string">
            <text:p>i</text:p>
          </table:table-cell>
          <table:table-cell table:number-columns-repeated="2"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given</text:p>
          </table:table-cell>
          <table:table-cell office:value-type="string">
            <text:p>U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/>
          <table:table-cell office:value-type="string">
            <text:p>0x0</text:p>
          </table:table-cell>
          <table:table-cell office:value-type="string">
            <text:p>given</text:p>
          </table:table-cell>
          <table:table-cell office:value-type="string">
            <text:p>rs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generate</text:p>
          </table:table-cell>
          <table:table-cell table:number-columns-repeated="12"/>
        </table:table-row>
        <table:table-row table:style-name="ro1">
          <table:table-cell office:value-type="string">
            <text:p>B12.2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3"/>
          <table:table-cell office:value-type="string">
            <text:p>op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string">
            <text:p>0x2</text:p>
          </table:table-cell>
          <table:table-cell office:value-type="string">
            <text:p>given</text:p>
          </table:table-cell>
          <table:table-cell office:value-type="string">
            <text:p>rd</text:p>
          </table:table-cell>
          <table:table-cell office:value-type="float" office:value="25">
            <text:p>25</text:p>
          </table:table-cell>
          <table:table-cell office:value-type="float" office:value="29">
            <text:p>29</text:p>
          </table:table-cell>
          <table:table-cell table:number-columns-repeated="2"/>
          <table:table-cell office:value-type="string">
            <text:p>generate</text:p>
          </table:table-cell>
          <table:table-cell office:value-type="string">
            <text:p>op3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table:number-columns-repeated="2"/>
          <table:table-cell office:value-type="string">
            <text:p>lookup</text:p>
          </table:table-cell>
          <table:table-cell office:value-type="string">
            <text:p>rs1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table:number-columns-repeated="2"/>
          <table:table-cell office:value-type="string">
            <text:p>generate</text:p>
          </table:table-cell>
          <table:table-cell office:value-type="string">
            <text:p>i</text:p>
          </table:table-cell>
          <table:table-cell table:number-columns-repeated="2" office:value-type="float" office:value="13">
            <text:p>1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given</text:p>
          </table:table-cell>
          <table:table-cell office:value-type="string">
            <text:p>U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/>
          <table:table-cell office:value-type="string">
            <text:p>0x0</text:p>
          </table:table-cell>
          <table:table-cell office:value-type="string">
            <text:p>given</text:p>
          </table:table-cell>
          <table:table-cell office:value-type="string">
            <text:p>SC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parameter</text:p>
          </table:table-cell>
          <table:table-cell table:number-columns-repeated="12"/>
        </table:table-row>
        <table:table-row table:style-name="ro1">
          <table:table-cell office:value-type="string">
            <text:p>B13.1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3"/>
          <table:table-cell office:value-type="string">
            <text:p>op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string">
            <text:p>0x2</text:p>
          </table:table-cell>
          <table:table-cell office:value-type="string">
            <text:p>given</text:p>
          </table:table-cell>
          <table:table-cell office:value-type="string">
            <text:p>rd</text:p>
          </table:table-cell>
          <table:table-cell office:value-type="float" office:value="25">
            <text:p>25</text:p>
          </table:table-cell>
          <table:table-cell office:value-type="float" office:value="29">
            <text:p>29</text:p>
          </table:table-cell>
          <table:table-cell table:number-columns-repeated="2"/>
          <table:table-cell office:value-type="string">
            <text:p>generate</text:p>
          </table:table-cell>
          <table:table-cell office:value-type="string">
            <text:p>op3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table:number-columns-repeated="2"/>
          <table:table-cell office:value-type="string">
            <text:p>lookup</text:p>
          </table:table-cell>
          <table:table-cell office:value-type="string">
            <text:p>rs1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table:number-columns-repeated="2"/>
          <table:table-cell office:value-type="string">
            <text:p>generate</text:p>
          </table:table-cell>
          <table:table-cell office:value-type="string">
            <text:p>i</text:p>
          </table:table-cell>
          <table:table-cell table:number-columns-repeated="2"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given</text:p>
          </table:table-cell>
          <table:table-cell office:value-type="string">
            <text:p>U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/>
          <table:table-cell office:value-type="string">
            <text:p>0x0</text:p>
          </table:table-cell>
          <table:table-cell office:value-type="string">
            <text:p>given</text:p>
          </table:table-cell>
          <table:table-cell office:value-type="string">
            <text:p>rs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generate</text:p>
          </table:table-cell>
          <table:table-cell table:number-columns-repeated="12"/>
        </table:table-row>
        <table:table-row table:style-name="ro1">
          <table:table-cell office:value-type="string">
            <text:p>B13.2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3"/>
          <table:table-cell office:value-type="string">
            <text:p>op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string">
            <text:p>0x2</text:p>
          </table:table-cell>
          <table:table-cell office:value-type="string">
            <text:p>given</text:p>
          </table:table-cell>
          <table:table-cell office:value-type="string">
            <text:p>rd</text:p>
          </table:table-cell>
          <table:table-cell office:value-type="float" office:value="25">
            <text:p>25</text:p>
          </table:table-cell>
          <table:table-cell office:value-type="float" office:value="29">
            <text:p>29</text:p>
          </table:table-cell>
          <table:table-cell table:number-columns-repeated="2"/>
          <table:table-cell office:value-type="string">
            <text:p>generate</text:p>
          </table:table-cell>
          <table:table-cell office:value-type="string">
            <text:p>op3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table:number-columns-repeated="2"/>
          <table:table-cell office:value-type="string">
            <text:p>lookup</text:p>
          </table:table-cell>
          <table:table-cell office:value-type="string">
            <text:p>rs1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table:number-columns-repeated="2"/>
          <table:table-cell office:value-type="string">
            <text:p>generate</text:p>
          </table:table-cell>
          <table:table-cell office:value-type="string">
            <text:p>i</text:p>
          </table:table-cell>
          <table:table-cell table:number-columns-repeated="2" office:value-type="float" office:value="13">
            <text:p>1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given</text:p>
          </table:table-cell>
          <table:table-cell office:value-type="string">
            <text:p>simm13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/>
          <table:table-cell office:value-type="string">
            <text:p>parameter</text:p>
          </table:table-cell>
          <table:table-cell table:number-columns-repeated="18"/>
        </table:table-row>
        <table:table-row table:style-name="ro1">
          <table:table-cell office:value-type="string">
            <text:p>B17.1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3"/>
          <table:table-cell office:value-type="string">
            <text:p>op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string">
            <text:p>0x2</text:p>
          </table:table-cell>
          <table:table-cell office:value-type="string">
            <text:p>given</text:p>
          </table:table-cell>
          <table:table-cell office:value-type="string">
            <text:p>rd</text:p>
          </table:table-cell>
          <table:table-cell office:value-type="float" office:value="25">
            <text:p>25</text:p>
          </table:table-cell>
          <table:table-cell office:value-type="float" office:value="29">
            <text:p>29</text:p>
          </table:table-cell>
          <table:table-cell table:number-columns-repeated="2"/>
          <table:table-cell office:value-type="string">
            <text:p>generate</text:p>
          </table:table-cell>
          <table:table-cell office:value-type="string">
            <text:p>op3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table:number-columns-repeated="2"/>
          <table:table-cell office:value-type="string">
            <text:p>lookup</text:p>
          </table:table-cell>
          <table:table-cell office:value-type="string">
            <text:p>rs1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table:number-columns-repeated="2"/>
          <table:table-cell office:value-type="string">
            <text:p>generate</text:p>
          </table:table-cell>
          <table:table-cell office:value-type="string">
            <text:p>i</text:p>
          </table:table-cell>
          <table:table-cell table:number-columns-repeated="2"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given</text:p>
          </table:table-cell>
          <table:table-cell office:value-type="string">
            <text:p>R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/>
          <table:table-cell office:value-type="string">
            <text:p>0x0</text:p>
          </table:table-cell>
          <table:table-cell office:value-type="string">
            <text:p>given</text:p>
          </table:table-cell>
          <table:table-cell office:value-type="string">
            <text:p>rs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generate</text:p>
          </table:table-cell>
          <table:table-cell table:number-columns-repeated="12"/>
        </table:table-row>
        <table:table-row table:style-name="ro1">
          <table:table-cell office:value-type="string">
            <text:p>B17.2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3"/>
          <table:table-cell office:value-type="string">
            <text:p>op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string">
            <text:p>0x2</text:p>
          </table:table-cell>
          <table:table-cell office:value-type="string">
            <text:p>given</text:p>
          </table:table-cell>
          <table:table-cell office:value-type="string">
            <text:p>rd</text:p>
          </table:table-cell>
          <table:table-cell office:value-type="float" office:value="25">
            <text:p>25</text:p>
          </table:table-cell>
          <table:table-cell office:value-type="float" office:value="29">
            <text:p>29</text:p>
          </table:table-cell>
          <table:table-cell table:number-columns-repeated="2"/>
          <table:table-cell office:value-type="string">
            <text:p>generate</text:p>
          </table:table-cell>
          <table:table-cell office:value-type="string">
            <text:p>op3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table:number-columns-repeated="2"/>
          <table:table-cell office:value-type="string">
            <text:p>lookup</text:p>
          </table:table-cell>
          <table:table-cell office:value-type="string">
            <text:p>rs1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table:number-columns-repeated="2"/>
          <table:table-cell office:value-type="string">
            <text:p>generate</text:p>
          </table:table-cell>
          <table:table-cell office:value-type="string">
            <text:p>i</text:p>
          </table:table-cell>
          <table:table-cell table:number-columns-repeated="2" office:value-type="float" office:value="13">
            <text:p>1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given</text:p>
          </table:table-cell>
          <table:table-cell office:value-type="string">
            <text:p>simm13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/>
          <table:table-cell office:value-type="string">
            <text:p>parameter</text:p>
          </table:table-cell>
          <table:table-cell table:number-columns-repeated="18"/>
        </table:table-row>
        <table:table-row table:style-name="ro1">
          <table:table-cell office:value-type="string">
            <text:p>B21.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3"/>
          <table:table-cell office:value-type="string">
            <text:p>op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string">
            <text:p>0x0</text:p>
          </table:table-cell>
          <table:table-cell office:value-type="string">
            <text:p>given</text:p>
          </table:table-cell>
          <table:table-cell office:value-type="string">
            <text:p>a</text:p>
          </table:table-cell>
          <table:table-cell table:number-columns-repeated="2" office:value-type="float" office:value="29">
            <text:p>29</text:p>
          </table:table-cell>
          <table:table-cell table:number-columns-repeated="2"/>
          <table:table-cell office:value-type="string">
            <text:p>generate</text:p>
          </table:table-cell>
          <table:table-cell office:value-type="string">
            <text:p>cond</text:p>
          </table:table-cell>
          <table:table-cell office:value-type="float" office:value="25">
            <text:p>25</text:p>
          </table:table-cell>
          <table:table-cell office:value-type="float" office:value="28">
            <text:p>28</text:p>
          </table:table-cell>
          <table:table-cell table:number-columns-repeated="2"/>
          <table:table-cell office:value-type="string">
            <text:p>lookup</text:p>
          </table:table-cell>
          <table:table-cell office:value-type="string">
            <text:p>N</text:p>
          </table:table-cell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 office:value-type="float" office:value="3">
            <text:p>3</text:p>
          </table:table-cell>
          <table:table-cell office:value-type="string">
            <text:p>0x2</text:p>
          </table:table-cell>
          <table:table-cell office:value-type="string">
            <text:p>given</text:p>
          </table:table-cell>
          <table:table-cell office:value-type="string">
            <text:p>disp22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/>
          <table:table-cell office:value-type="string">
            <text:p>generate</text:p>
          </table:table-cell>
          <table:table-cell table:number-columns-repeated="24"/>
        </table:table-row>
        <table:table-row table:style-name="ro1">
          <table:table-cell office:value-type="string">
            <text:p>B22.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3"/>
          <table:table-cell office:value-type="string">
            <text:p>op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string">
            <text:p>0x0</text:p>
          </table:table-cell>
          <table:table-cell office:value-type="string">
            <text:p>given</text:p>
          </table:table-cell>
          <table:table-cell office:value-type="string">
            <text:p>a</text:p>
          </table:table-cell>
          <table:table-cell table:number-columns-repeated="2" office:value-type="float" office:value="29">
            <text:p>29</text:p>
          </table:table-cell>
          <table:table-cell table:number-columns-repeated="2"/>
          <table:table-cell office:value-type="string">
            <text:p>generate</text:p>
          </table:table-cell>
          <table:table-cell office:value-type="string">
            <text:p>cond</text:p>
          </table:table-cell>
          <table:table-cell office:value-type="float" office:value="25">
            <text:p>25</text:p>
          </table:table-cell>
          <table:table-cell office:value-type="float" office:value="28">
            <text:p>28</text:p>
          </table:table-cell>
          <table:table-cell table:number-columns-repeated="2"/>
          <table:table-cell office:value-type="string">
            <text:p>lookup</text:p>
          </table:table-cell>
          <table:table-cell office:value-type="string">
            <text:p>N</text:p>
          </table:table-cell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 office:value-type="float" office:value="3">
            <text:p>3</text:p>
          </table:table-cell>
          <table:table-cell office:value-type="string">
            <text:p>0x6</text:p>
          </table:table-cell>
          <table:table-cell office:value-type="string">
            <text:p>given</text:p>
          </table:table-cell>
          <table:table-cell office:value-type="string">
            <text:p>disp22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/>
          <table:table-cell office:value-type="string">
            <text:p>generate</text:p>
          </table:table-cell>
          <table:table-cell table:number-columns-repeated="24"/>
        </table:table-row>
        <table:table-row table:style-name="ro1">
          <table:table-cell office:value-type="string">
            <text:p>B23.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3"/>
          <table:table-cell office:value-type="string">
            <text:p>op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string">
            <text:p>0x0</text:p>
          </table:table-cell>
          <table:table-cell office:value-type="string">
            <text:p>given</text:p>
          </table:table-cell>
          <table:table-cell office:value-type="string">
            <text:p>a</text:p>
          </table:table-cell>
          <table:table-cell table:number-columns-repeated="2" office:value-type="float" office:value="29">
            <text:p>29</text:p>
          </table:table-cell>
          <table:table-cell table:number-columns-repeated="2"/>
          <table:table-cell office:value-type="string">
            <text:p>generate</text:p>
          </table:table-cell>
          <table:table-cell office:value-type="string">
            <text:p>cond</text:p>
          </table:table-cell>
          <table:table-cell office:value-type="float" office:value="25">
            <text:p>25</text:p>
          </table:table-cell>
          <table:table-cell office:value-type="float" office:value="28">
            <text:p>28</text:p>
          </table:table-cell>
          <table:table-cell table:number-columns-repeated="2"/>
          <table:table-cell office:value-type="string">
            <text:p>lookup</text:p>
          </table:table-cell>
          <table:table-cell office:value-type="string">
            <text:p>N</text:p>
          </table:table-cell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 office:value-type="float" office:value="3">
            <text:p>3</text:p>
          </table:table-cell>
          <table:table-cell office:value-type="string">
            <text:p>0x7</text:p>
          </table:table-cell>
          <table:table-cell office:value-type="string">
            <text:p>given</text:p>
          </table:table-cell>
          <table:table-cell office:value-type="string">
            <text:p>disp22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/>
          <table:table-cell office:value-type="string">
            <text:p>generate</text:p>
          </table:table-cell>
          <table:table-cell table:number-columns-repeated="24"/>
        </table:table-row>
        <table:table-row table:style-name="ro1">
          <table:table-cell office:value-type="string">
            <text:p>B24.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op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string">
            <text:p>0x1</text:p>
          </table:table-cell>
          <table:table-cell office:value-type="string">
            <text:p>given</text:p>
          </table:table-cell>
          <table:table-cell office:value-type="string">
            <text:p>disp30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table:number-columns-repeated="2"/>
          <table:table-cell office:value-type="string">
            <text:p>generate</text:p>
          </table:table-cell>
          <table:table-cell table:number-columns-repeated="42"/>
        </table:table-row>
        <table:table-row table:style-name="ro1">
          <table:table-cell office:value-type="string">
            <text:p>B26.1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3"/>
          <table:table-cell office:value-type="string">
            <text:p>op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string">
            <text:p>0x2</text:p>
          </table:table-cell>
          <table:table-cell office:value-type="string">
            <text:p>given</text:p>
          </table:table-cell>
          <table:table-cell office:value-type="string">
            <text:p>U</text:p>
          </table:table-cell>
          <table:table-cell office:value-type="float" office:value="25">
            <text:p>25</text:p>
          </table:table-cell>
          <table:table-cell office:value-type="float" office:value="29">
            <text:p>29</text:p>
          </table:table-cell>
          <table:table-cell table:number-columns-repeated="2"/>
          <table:table-cell office:value-type="string">
            <text:p>generate</text:p>
          </table:table-cell>
          <table:table-cell office:value-type="string">
            <text:p>op3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table:number-columns-repeated="2"/>
          <table:table-cell office:value-type="string">
            <text:p>lookup</text:p>
          </table:table-cell>
          <table:table-cell office:value-type="string">
            <text:p>rs1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table:number-columns-repeated="2"/>
          <table:table-cell office:value-type="string">
            <text:p>generate</text:p>
          </table:table-cell>
          <table:table-cell office:value-type="string">
            <text:p>i</text:p>
          </table:table-cell>
          <table:table-cell table:number-columns-repeated="2"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given</text:p>
          </table:table-cell>
          <table:table-cell office:value-type="string">
            <text:p>U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/>
          <table:table-cell office:value-type="string">
            <text:p>0x0</text:p>
          </table:table-cell>
          <table:table-cell office:value-type="string">
            <text:p>given</text:p>
          </table:table-cell>
          <table:table-cell office:value-type="string">
            <text:p>rs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generate</text:p>
          </table:table-cell>
          <table:table-cell table:number-columns-repeated="12"/>
        </table:table-row>
        <table:table-row table:style-name="ro1">
          <table:table-cell office:value-type="string">
            <text:p>B26.2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3"/>
          <table:table-cell office:value-type="string">
            <text:p>op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string">
            <text:p>0x2</text:p>
          </table:table-cell>
          <table:table-cell office:value-type="string">
            <text:p>given</text:p>
          </table:table-cell>
          <table:table-cell office:value-type="string">
            <text:p>U</text:p>
          </table:table-cell>
          <table:table-cell office:value-type="float" office:value="25">
            <text:p>25</text:p>
          </table:table-cell>
          <table:table-cell office:value-type="float" office:value="29">
            <text:p>29</text:p>
          </table:table-cell>
          <table:table-cell table:number-columns-repeated="2"/>
          <table:table-cell office:value-type="string">
            <text:p>generate</text:p>
          </table:table-cell>
          <table:table-cell office:value-type="string">
            <text:p>op3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table:number-columns-repeated="2"/>
          <table:table-cell office:value-type="string">
            <text:p>lookup</text:p>
          </table:table-cell>
          <table:table-cell office:value-type="string">
            <text:p>rs1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table:number-columns-repeated="2"/>
          <table:table-cell office:value-type="string">
            <text:p>generate</text:p>
          </table:table-cell>
          <table:table-cell office:value-type="string">
            <text:p>i</text:p>
          </table:table-cell>
          <table:table-cell table:number-columns-repeated="2" office:value-type="float" office:value="13">
            <text:p>1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given</text:p>
          </table:table-cell>
          <table:table-cell office:value-type="string">
            <text:p>simm13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/>
          <table:table-cell office:value-type="string">
            <text:p>parameter</text:p>
          </table:table-cell>
          <table:table-cell table:number-columns-repeated="18"/>
        </table:table-row>
        <table:table-row table:style-name="ro1">
          <table:table-cell office:value-type="string">
            <text:p>B27.1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3"/>
          <table:table-cell office:value-type="string">
            <text:p>op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string">
            <text:p>0x2</text:p>
          </table:table-cell>
          <table:table-cell office:value-type="string">
            <text:p>given</text:p>
          </table:table-cell>
          <table:table-cell office:value-type="string">
            <text:p>R</text:p>
          </table:table-cell>
          <table:table-cell table:number-columns-repeated="2" office:value-type="float" office:value="29">
            <text:p>29</text:p>
          </table:table-cell>
          <table:table-cell table:number-columns-repeated="2"/>
          <table:table-cell office:value-type="string">
            <text:p>generate</text:p>
          </table:table-cell>
          <table:table-cell office:value-type="string">
            <text:p>cond</text:p>
          </table:table-cell>
          <table:table-cell office:value-type="float" office:value="25">
            <text:p>25</text:p>
          </table:table-cell>
          <table:table-cell office:value-type="float" office:value="28">
            <text:p>28</text:p>
          </table:table-cell>
          <table:table-cell table:number-columns-repeated="2"/>
          <table:table-cell office:value-type="string">
            <text:p>lookup</text:p>
          </table:table-cell>
          <table:table-cell office:value-type="string">
            <text:p>N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/>
          <table:table-cell office:value-type="string">
            <text:p>0x3A</text:p>
          </table:table-cell>
          <table:table-cell office:value-type="string">
            <text:p>given</text:p>
          </table:table-cell>
          <table:table-cell office:value-type="string">
            <text:p>rs1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table:number-columns-repeated="2"/>
          <table:table-cell office:value-type="string">
            <text:p>generate</text:p>
          </table:table-cell>
          <table:table-cell office:value-type="string">
            <text:p>i</text:p>
          </table:table-cell>
          <table:table-cell table:number-columns-repeated="2" office:value-type="float" office:value="13">
            <text:p>13</text:p>
          </table:table-cell>
          <table:table-cell/>
          <table:table-cell office:value-type="string">
            <text:p>0x0</text:p>
          </table:table-cell>
          <table:table-cell office:value-type="string">
            <text:p>given</text:p>
          </table:table-cell>
          <table:table-cell office:value-type="string">
            <text:p>R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/>
          <table:table-cell office:value-type="string">
            <text:p>0x0</text:p>
          </table:table-cell>
          <table:table-cell office:value-type="string">
            <text:p>given</text:p>
          </table:table-cell>
          <table:table-cell office:value-type="string">
            <text:p>rs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generate</text:p>
          </table:table-cell>
          <table:table-cell table:number-columns-repeated="6"/>
        </table:table-row>
        <table:table-row table:style-name="ro1">
          <table:table-cell office:value-type="string">
            <text:p>B27.2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3"/>
          <table:table-cell office:value-type="string">
            <text:p>op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string">
            <text:p>0x2</text:p>
          </table:table-cell>
          <table:table-cell office:value-type="string">
            <text:p>given</text:p>
          </table:table-cell>
          <table:table-cell office:value-type="string">
            <text:p>R</text:p>
          </table:table-cell>
          <table:table-cell table:number-columns-repeated="2" office:value-type="float" office:value="29">
            <text:p>29</text:p>
          </table:table-cell>
          <table:table-cell table:number-columns-repeated="2"/>
          <table:table-cell office:value-type="string">
            <text:p>generate</text:p>
          </table:table-cell>
          <table:table-cell office:value-type="string">
            <text:p>cond</text:p>
          </table:table-cell>
          <table:table-cell office:value-type="float" office:value="25">
            <text:p>25</text:p>
          </table:table-cell>
          <table:table-cell office:value-type="float" office:value="28">
            <text:p>28</text:p>
          </table:table-cell>
          <table:table-cell table:number-columns-repeated="2"/>
          <table:table-cell office:value-type="string">
            <text:p>lookup</text:p>
          </table:table-cell>
          <table:table-cell office:value-type="string">
            <text:p>N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/>
          <table:table-cell office:value-type="string">
            <text:p>0x3A</text:p>
          </table:table-cell>
          <table:table-cell office:value-type="string">
            <text:p>given</text:p>
          </table:table-cell>
          <table:table-cell office:value-type="string">
            <text:p>rs1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table:number-columns-repeated="2"/>
          <table:table-cell office:value-type="string">
            <text:p>generate</text:p>
          </table:table-cell>
          <table:table-cell office:value-type="string">
            <text:p>i</text:p>
          </table:table-cell>
          <table:table-cell table:number-columns-repeated="2" office:value-type="float" office:value="13">
            <text:p>13</text:p>
          </table:table-cell>
          <table:table-cell/>
          <table:table-cell office:value-type="string">
            <text:p>0x1</text:p>
          </table:table-cell>
          <table:table-cell office:value-type="string">
            <text:p>given</text:p>
          </table:table-cell>
          <table:table-cell office:value-type="string">
            <text:p>R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/>
          <table:table-cell office:value-type="string">
            <text:p>0x0</text:p>
          </table:table-cell>
          <table:table-cell office:value-type="string">
            <text:p>given</text:p>
          </table:table-cell>
          <table:table-cell office:value-type="string">
            <text:p>imm7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string">
            <text:p>parameter</text:p>
          </table:table-cell>
          <table:table-cell table:number-columns-repeated="6"/>
        </table:table-row>
        <table:table-row table:style-name="ro1">
          <table:table-cell office:value-type="string">
            <text:p>B28.1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3"/>
          <table:table-cell office:value-type="string">
            <text:p>op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string">
            <text:p>0x2</text:p>
          </table:table-cell>
          <table:table-cell office:value-type="string">
            <text:p>given</text:p>
          </table:table-cell>
          <table:table-cell office:value-type="string">
            <text:p>rd</text:p>
          </table:table-cell>
          <table:table-cell office:value-type="float" office:value="25">
            <text:p>25</text:p>
          </table:table-cell>
          <table:table-cell office:value-type="float" office:value="29">
            <text:p>29</text:p>
          </table:table-cell>
          <table:table-cell table:number-columns-repeated="2"/>
          <table:table-cell office:value-type="string">
            <text:p>generate</text:p>
          </table:table-cell>
          <table:table-cell office:value-type="string">
            <text:p>op3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table:number-columns-repeated="2"/>
          <table:table-cell office:value-type="string">
            <text:p>lookup</text:p>
          </table:table-cell>
          <table:table-cell office:value-type="string">
            <text:p>rs1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table:number-columns-repeated="2"/>
          <table:table-cell office:value-type="string">
            <text:p>generate</text:p>
          </table:table-cell>
          <table:table-cell office:value-type="string">
            <text:p>U</text:p>
          </table:table-cell>
          <table:table-cell table:number-columns-repeated="2"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given</text:p>
          </table:table-cell>
          <table:table-cell office:value-type="string">
            <text:p>U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/>
          <table:table-cell office:value-type="string">
            <text:p>0x0</text:p>
          </table:table-cell>
          <table:table-cell office:value-type="string">
            <text:p>given</text:p>
          </table:table-cell>
          <table:table-cell table:number-columns-repeated="18"/>
        </table:table-row>
        <table:table-row table:style-name="ro1">
          <table:table-cell office:value-type="string">
            <text:p>B29.1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3"/>
          <table:table-cell office:value-type="string">
            <text:p>op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string">
            <text:p>0x2</text:p>
          </table:table-cell>
          <table:table-cell office:value-type="string">
            <text:p>given</text:p>
          </table:table-cell>
          <table:table-cell office:value-type="string">
            <text:p>rd</text:p>
          </table:table-cell>
          <table:table-cell office:value-type="float" office:value="25">
            <text:p>25</text:p>
          </table:table-cell>
          <table:table-cell office:value-type="float" office:value="29">
            <text:p>29</text:p>
          </table:table-cell>
          <table:table-cell table:number-columns-repeated="2"/>
          <table:table-cell office:value-type="string">
            <text:p>generate</text:p>
          </table:table-cell>
          <table:table-cell office:value-type="string">
            <text:p>op3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table:number-columns-repeated="2"/>
          <table:table-cell office:value-type="string">
            <text:p>lookup</text:p>
          </table:table-cell>
          <table:table-cell office:value-type="string">
            <text:p>rs1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table:number-columns-repeated="2"/>
          <table:table-cell office:value-type="string">
            <text:p>generate</text:p>
          </table:table-cell>
          <table:table-cell office:value-type="string">
            <text:p>i</text:p>
          </table:table-cell>
          <table:table-cell table:number-columns-repeated="2"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given</text:p>
          </table:table-cell>
          <table:table-cell office:value-type="string">
            <text:p>U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/>
          <table:table-cell office:value-type="string">
            <text:p>0x0</text:p>
          </table:table-cell>
          <table:table-cell office:value-type="string">
            <text:p>given</text:p>
          </table:table-cell>
          <table:table-cell office:value-type="string">
            <text:p>rs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generate</text:p>
          </table:table-cell>
          <table:table-cell table:number-columns-repeated="12"/>
        </table:table-row>
        <table:table-row table:style-name="ro1">
          <table:table-cell office:value-type="string">
            <text:p>B29.2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3"/>
          <table:table-cell office:value-type="string">
            <text:p>op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string">
            <text:p>0x2</text:p>
          </table:table-cell>
          <table:table-cell office:value-type="string">
            <text:p>given</text:p>
          </table:table-cell>
          <table:table-cell office:value-type="string">
            <text:p>rd</text:p>
          </table:table-cell>
          <table:table-cell office:value-type="float" office:value="25">
            <text:p>25</text:p>
          </table:table-cell>
          <table:table-cell office:value-type="float" office:value="29">
            <text:p>29</text:p>
          </table:table-cell>
          <table:table-cell table:number-columns-repeated="2"/>
          <table:table-cell office:value-type="string">
            <text:p>generate</text:p>
          </table:table-cell>
          <table:table-cell office:value-type="string">
            <text:p>op3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table:number-columns-repeated="2"/>
          <table:table-cell office:value-type="string">
            <text:p>lookup</text:p>
          </table:table-cell>
          <table:table-cell office:value-type="string">
            <text:p>rs1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table:number-columns-repeated="2"/>
          <table:table-cell office:value-type="string">
            <text:p>generate</text:p>
          </table:table-cell>
          <table:table-cell office:value-type="string">
            <text:p>i</text:p>
          </table:table-cell>
          <table:table-cell table:number-columns-repeated="2" office:value-type="float" office:value="13">
            <text:p>1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given</text:p>
          </table:table-cell>
          <table:table-cell office:value-type="string">
            <text:p>simm13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/>
          <table:table-cell office:value-type="string">
            <text:p>parameter</text:p>
          </table:table-cell>
          <table:table-cell table:number-columns-repeated="18"/>
        </table:table-row>
        <table:table-row table:style-name="ro1">
          <table:table-cell office:value-type="string">
            <text:p>B30.1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3"/>
          <table:table-cell office:value-type="string">
            <text:p>op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string">
            <text:p>0x2</text:p>
          </table:table-cell>
          <table:table-cell office:value-type="string">
            <text:p>given</text:p>
          </table:table-cell>
          <table:table-cell office:value-type="string">
            <text:p>N</text:p>
          </table:table-cell>
          <table:table-cell office:value-type="float" office:value="25">
            <text:p>25</text:p>
          </table:table-cell>
          <table:table-cell office:value-type="float" office:value="29">
            <text:p>29</text:p>
          </table:table-cell>
          <table:table-cell/>
          <table:table-cell office:value-type="string">
            <text:p>0x0</text:p>
          </table:table-cell>
          <table:table-cell office:value-type="string">
            <text:p>given</text:p>
          </table:table-cell>
          <table:table-cell office:value-type="string">
            <text:p>op3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table:number-columns-repeated="2"/>
          <table:table-cell office:value-type="string">
            <text:p>lookup</text:p>
          </table:table-cell>
          <table:table-cell office:value-type="string">
            <text:p>N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/>
          <table:table-cell office:value-type="string">
            <text:p>0xF</text:p>
          </table:table-cell>
          <table:table-cell office:value-type="string">
            <text:p>given</text:p>
          </table:table-cell>
          <table:table-cell office:value-type="string">
            <text:p>N</text:p>
          </table:table-cell>
          <table:table-cell table:number-columns-repeated="2"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given</text:p>
          </table:table-cell>
          <table:table-cell office:value-type="string">
            <text:p>U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/>
          <table:table-cell office:value-type="string">
            <text:p>0x0</text:p>
          </table:table-cell>
          <table:table-cell office:value-type="string">
            <text:p>given</text:p>
          </table:table-cell>
          <table:table-cell table:number-columns-repeated="18"/>
        </table:table-row>
        <table:table-row table:style-name="ro1">
          <table:table-cell office:value-type="string">
            <text:p>B31.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3"/>
          <table:table-cell office:value-type="string">
            <text:p>op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string">
            <text:p>0x0</text:p>
          </table:table-cell>
          <table:table-cell office:value-type="string">
            <text:p>given</text:p>
          </table:table-cell>
          <table:table-cell office:value-type="string">
            <text:p>R</text:p>
          </table:table-cell>
          <table:table-cell office:value-type="float" office:value="25">
            <text:p>25</text:p>
          </table:table-cell>
          <table:table-cell office:value-type="float" office:value="29">
            <text:p>29</text:p>
          </table:table-cell>
          <table:table-cell/>
          <table:table-cell office:value-type="string">
            <text:p>0x0</text:p>
          </table:table-cell>
          <table:table-cell office:value-type="string">
            <text:p>given</text:p>
          </table:table-cell>
          <table:table-cell office:value-type="string">
            <text:p>op2</text:p>
          </table:table-cell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/>
          <table:table-cell office:value-type="string">
            <text:p>0x0</text:p>
          </table:table-cell>
          <table:table-cell office:value-type="string">
            <text:p>given</text:p>
          </table:table-cell>
          <table:table-cell office:value-type="string">
            <text:p>C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/>
          <table:table-cell office:value-type="string">
            <text:p>0x0</text:p>
          </table:table-cell>
          <table:table-cell office:value-type="string">
            <text:p>given</text:p>
          </table:table-cell>
          <table:table-cell table:number-columns-repeated="30"/>
        </table:table-row>
        <table:table-row table:style-name="ro1">
          <table:table-cell office:value-type="string">
            <text:p>B32.1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3"/>
          <table:table-cell office:value-type="string">
            <text:p>op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string">
            <text:p>0x2</text:p>
          </table:table-cell>
          <table:table-cell office:value-type="string">
            <text:p>given</text:p>
          </table:table-cell>
          <table:table-cell office:value-type="string">
            <text:p>U</text:p>
          </table:table-cell>
          <table:table-cell office:value-type="float" office:value="25">
            <text:p>25</text:p>
          </table:table-cell>
          <table:table-cell office:value-type="float" office:value="29">
            <text:p>29</text:p>
          </table:table-cell>
          <table:table-cell/>
          <table:table-cell office:value-type="string">
            <text:p>0x0</text:p>
          </table:table-cell>
          <table:table-cell office:value-type="string">
            <text:p>given</text:p>
          </table:table-cell>
          <table:table-cell office:value-type="string">
            <text:p>op3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table:number-columns-repeated="2"/>
          <table:table-cell office:value-type="string">
            <text:p>lookup</text:p>
          </table:table-cell>
          <table:table-cell office:value-type="string">
            <text:p>rs1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table:number-columns-repeated="2"/>
          <table:table-cell office:value-type="string">
            <text:p>generate</text:p>
          </table:table-cell>
          <table:table-cell office:value-type="string">
            <text:p>i</text:p>
          </table:table-cell>
          <table:table-cell table:number-columns-repeated="2"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given</text:p>
          </table:table-cell>
          <table:table-cell office:value-type="string">
            <text:p>U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/>
          <table:table-cell office:value-type="string">
            <text:p>0x0</text:p>
          </table:table-cell>
          <table:table-cell office:value-type="string">
            <text:p>given</text:p>
          </table:table-cell>
          <table:table-cell office:value-type="string">
            <text:p>rs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generate</text:p>
          </table:table-cell>
          <table:table-cell table:number-columns-repeated="12"/>
        </table:table-row>
        <table:table-row table:style-name="ro1">
          <table:table-cell office:value-type="string">
            <text:p>B32.2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3"/>
          <table:table-cell office:value-type="string">
            <text:p>op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string">
            <text:p>0x2</text:p>
          </table:table-cell>
          <table:table-cell office:value-type="string">
            <text:p>given</text:p>
          </table:table-cell>
          <table:table-cell office:value-type="string">
            <text:p>U</text:p>
          </table:table-cell>
          <table:table-cell office:value-type="float" office:value="25">
            <text:p>25</text:p>
          </table:table-cell>
          <table:table-cell office:value-type="float" office:value="29">
            <text:p>29</text:p>
          </table:table-cell>
          <table:table-cell/>
          <table:table-cell office:value-type="string">
            <text:p>0x0</text:p>
          </table:table-cell>
          <table:table-cell office:value-type="string">
            <text:p>given</text:p>
          </table:table-cell>
          <table:table-cell office:value-type="string">
            <text:p>op3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table:number-columns-repeated="2"/>
          <table:table-cell office:value-type="string">
            <text:p>lookup</text:p>
          </table:table-cell>
          <table:table-cell office:value-type="string">
            <text:p>rs1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table:number-columns-repeated="2"/>
          <table:table-cell office:value-type="string">
            <text:p>generate</text:p>
          </table:table-cell>
          <table:table-cell office:value-type="string">
            <text:p>i</text:p>
          </table:table-cell>
          <table:table-cell table:number-columns-repeated="2" office:value-type="float" office:value="13">
            <text:p>1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given</text:p>
          </table:table-cell>
          <table:table-cell office:value-type="string">
            <text:p>simm13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/>
          <table:table-cell office:value-type="string">
            <text:p>parameter</text:p>
          </table:table-cell>
          <table:table-cell table:number-columns-repeated="18"/>
        </table:table-row>
        <table:table-row table:style-name="ro1">
          <table:table-cell office:value-type="string">
            <text:p>B33.1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3"/>
          <table:table-cell office:value-type="string">
            <text:p>op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string">
            <text:p>0x2</text:p>
          </table:table-cell>
          <table:table-cell office:value-type="string">
            <text:p>given</text:p>
          </table:table-cell>
          <table:table-cell office:value-type="string">
            <text:p>rd</text:p>
          </table:table-cell>
          <table:table-cell office:value-type="float" office:value="25">
            <text:p>25</text:p>
          </table:table-cell>
          <table:table-cell office:value-type="float" office:value="29">
            <text:p>29</text:p>
          </table:table-cell>
          <table:table-cell table:number-columns-repeated="2"/>
          <table:table-cell office:value-type="string">
            <text:p>generate</text:p>
          </table:table-cell>
          <table:table-cell office:value-type="string">
            <text:p>op3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table:number-columns-repeated="2"/>
          <table:table-cell office:value-type="string">
            <text:p>lookup</text:p>
          </table:table-cell>
          <table:table-cell office:value-type="string">
            <text:p>rs1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table:number-columns-repeated="2"/>
          <table:table-cell office:value-type="string">
            <text:p>generate</text:p>
          </table:table-cell>
          <table:table-cell office:value-type="string">
            <text:p>opf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table:number-columns-repeated="2"/>
          <table:table-cell office:value-type="string">
            <text:p>parameter</text:p>
          </table:table-cell>
          <table:table-cell office:value-type="string">
            <text:p>rs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generate</text:p>
          </table:table-cell>
          <table:table-cell table:number-columns-repeated="18"/>
        </table:table-row>
        <table:table-row table:style-name="ro1">
          <table:table-cell office:value-type="string">
            <text:p>B33.2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3"/>
          <table:table-cell office:value-type="string">
            <text:p>op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string">
            <text:p>0x2</text:p>
          </table:table-cell>
          <table:table-cell office:value-type="string">
            <text:p>given</text:p>
          </table:table-cell>
          <table:table-cell office:value-type="string">
            <text:p>rd</text:p>
          </table:table-cell>
          <table:table-cell office:value-type="float" office:value="25">
            <text:p>25</text:p>
          </table:table-cell>
          <table:table-cell office:value-type="float" office:value="29">
            <text:p>29</text:p>
          </table:table-cell>
          <table:table-cell table:number-columns-repeated="2"/>
          <table:table-cell office:value-type="string">
            <text:p>generate</text:p>
          </table:table-cell>
          <table:table-cell office:value-type="string">
            <text:p>op3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table:number-columns-repeated="2"/>
          <table:table-cell office:value-type="string">
            <text:p>lookup</text:p>
          </table:table-cell>
          <table:table-cell office:value-type="string">
            <text:p>rs1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table:number-columns-repeated="2"/>
          <table:table-cell office:value-type="string">
            <text:p>generate</text:p>
          </table:table-cell>
          <table:table-cell office:value-type="string">
            <text:p>opf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table:number-columns-repeated="2"/>
          <table:table-cell office:value-type="string">
            <text:p>parameter</text:p>
          </table:table-cell>
          <table:table-cell office:value-type="string">
            <text:p>rs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generate</text:p>
          </table:table-cell>
          <table:table-cell table:number-columns-repeated="18"/>
        </table:table-row>
        <table:table-row table:style-name="ro1">
          <table:table-cell office:value-type="string">
            <text:p>B33.3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3"/>
          <table:table-cell office:value-type="string">
            <text:p>op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string">
            <text:p>0x2</text:p>
          </table:table-cell>
          <table:table-cell office:value-type="string">
            <text:p>given</text:p>
          </table:table-cell>
          <table:table-cell office:value-type="string">
            <text:p>rd</text:p>
          </table:table-cell>
          <table:table-cell office:value-type="float" office:value="25">
            <text:p>25</text:p>
          </table:table-cell>
          <table:table-cell office:value-type="float" office:value="29">
            <text:p>29</text:p>
          </table:table-cell>
          <table:table-cell table:number-columns-repeated="2"/>
          <table:table-cell office:value-type="string">
            <text:p>generate</text:p>
          </table:table-cell>
          <table:table-cell office:value-type="string">
            <text:p>N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/>
          <table:table-cell office:value-type="string">
            <text:p>0x34</text:p>
          </table:table-cell>
          <table:table-cell office:value-type="string">
            <text:p>given</text:p>
          </table:table-cell>
          <table:table-cell office:value-type="string">
            <text:p>U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/>
          <table:table-cell office:value-type="string">
            <text:p>0x0</text:p>
          </table:table-cell>
          <table:table-cell office:value-type="string">
            <text:p>given</text:p>
          </table:table-cell>
          <table:table-cell office:value-type="string">
            <text:p>opf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table:number-columns-repeated="2"/>
          <table:table-cell office:value-type="string">
            <text:p>lookup</text:p>
          </table:table-cell>
          <table:table-cell office:value-type="string">
            <text:p>rs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generate</text:p>
          </table:table-cell>
          <table:table-cell table:number-columns-repeated="18"/>
        </table:table-row>
        <table:table-row table:style-name="ro1">
          <table:table-cell office:value-type="string">
            <text:p>B33.4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3"/>
          <table:table-cell office:value-type="string">
            <text:p>op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string">
            <text:p>0x2</text:p>
          </table:table-cell>
          <table:table-cell office:value-type="string">
            <text:p>given</text:p>
          </table:table-cell>
          <table:table-cell office:value-type="string">
            <text:p>rd</text:p>
          </table:table-cell>
          <table:table-cell office:value-type="float" office:value="25">
            <text:p>25</text:p>
          </table:table-cell>
          <table:table-cell office:value-type="float" office:value="29">
            <text:p>29</text:p>
          </table:table-cell>
          <table:table-cell table:number-columns-repeated="2"/>
          <table:table-cell office:value-type="string">
            <text:p>generate</text:p>
          </table:table-cell>
          <table:table-cell office:value-type="string">
            <text:p>N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/>
          <table:table-cell office:value-type="string">
            <text:p>0x34</text:p>
          </table:table-cell>
          <table:table-cell office:value-type="string">
            <text:p>given</text:p>
          </table:table-cell>
          <table:table-cell office:value-type="string">
            <text:p>rs1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table:number-columns-repeated="2"/>
          <table:table-cell office:value-type="string">
            <text:p>generate</text:p>
          </table:table-cell>
          <table:table-cell office:value-type="string">
            <text:p>opf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table:number-columns-repeated="2"/>
          <table:table-cell office:value-type="string">
            <text:p>parameter</text:p>
          </table:table-cell>
          <table:table-cell office:value-type="string">
            <text:p>rs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generate</text:p>
          </table:table-cell>
          <table:table-cell table:number-columns-repeated="18"/>
        </table:table-row>
        <table:table-row table:style-name="ro1">
          <table:table-cell office:value-type="string">
            <text:p>B33.5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3"/>
          <table:table-cell office:value-type="string">
            <text:p>op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string">
            <text:p>0x2</text:p>
          </table:table-cell>
          <table:table-cell office:value-type="string">
            <text:p>given</text:p>
          </table:table-cell>
          <table:table-cell office:value-type="string">
            <text:p>U</text:p>
          </table:table-cell>
          <table:table-cell office:value-type="float" office:value="25">
            <text:p>25</text:p>
          </table:table-cell>
          <table:table-cell office:value-type="float" office:value="29">
            <text:p>29</text:p>
          </table:table-cell>
          <table:table-cell/>
          <table:table-cell office:value-type="string">
            <text:p>0x0</text:p>
          </table:table-cell>
          <table:table-cell office:value-type="string">
            <text:p>given</text:p>
          </table:table-cell>
          <table:table-cell office:value-type="string">
            <text:p>N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/>
          <table:table-cell office:value-type="string">
            <text:p>0x34</text:p>
          </table:table-cell>
          <table:table-cell office:value-type="string">
            <text:p>given</text:p>
          </table:table-cell>
          <table:table-cell office:value-type="string">
            <text:p>rs1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table:number-columns-repeated="2"/>
          <table:table-cell office:value-type="string">
            <text:p>generate</text:p>
          </table:table-cell>
          <table:table-cell office:value-type="string">
            <text:p>opf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table:number-columns-repeated="2"/>
          <table:table-cell office:value-type="string">
            <text:p>parameter</text:p>
          </table:table-cell>
          <table:table-cell office:value-type="string">
            <text:p>rs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generate</text:p>
          </table:table-cell>
          <table:table-cell table:number-columns-repeated="18"/>
        </table:table-row>
        <table:table-row table:style-name="ro1">
          <table:table-cell office:value-type="string">
            <text:p>B34.1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3"/>
          <table:table-cell office:value-type="string">
            <text:p>op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string">
            <text:p>0x2</text:p>
          </table:table-cell>
          <table:table-cell office:value-type="string">
            <text:p>given</text:p>
          </table:table-cell>
          <table:table-cell office:value-type="string">
            <text:p>rd</text:p>
          </table:table-cell>
          <table:table-cell office:value-type="float" office:value="25">
            <text:p>25</text:p>
          </table:table-cell>
          <table:table-cell office:value-type="float" office:value="29">
            <text:p>29</text:p>
          </table:table-cell>
          <table:table-cell table:number-columns-repeated="2"/>
          <table:table-cell office:value-type="string">
            <text:p>generate</text:p>
          </table:table-cell>
          <table:table-cell office:value-type="string">
            <text:p>op3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table:number-columns-repeated="2"/>
          <table:table-cell office:value-type="string">
            <text:p>lookup</text:p>
          </table:table-cell>
          <table:table-cell office:value-type="string">
            <text:p>rs1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table:number-columns-repeated="2"/>
          <table:table-cell office:value-type="string">
            <text:p>generate</text:p>
          </table:table-cell>
          <table:table-cell office:value-type="string">
            <text:p>opc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table:number-columns-repeated="2"/>
          <table:table-cell office:value-type="string">
            <text:p>parameter</text:p>
          </table:table-cell>
          <table:table-cell office:value-type="string">
            <text:p>rs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generate</text:p>
          </table:table-cell>
          <table:table-cell table:number-columns-repeated="18"/>
        </table:table-row>
        <table:table-row table:style-name="ro1">
          <table:table-cell office:value-type="string">
            <text:p>B34.2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3"/>
          <table:table-cell office:value-type="string">
            <text:p>op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string">
            <text:p>0x2</text:p>
          </table:table-cell>
          <table:table-cell office:value-type="string">
            <text:p>given</text:p>
          </table:table-cell>
          <table:table-cell office:value-type="string">
            <text:p>rd</text:p>
          </table:table-cell>
          <table:table-cell office:value-type="float" office:value="25">
            <text:p>25</text:p>
          </table:table-cell>
          <table:table-cell office:value-type="float" office:value="29">
            <text:p>29</text:p>
          </table:table-cell>
          <table:table-cell table:number-columns-repeated="2"/>
          <table:table-cell office:value-type="string">
            <text:p>generate</text:p>
          </table:table-cell>
          <table:table-cell office:value-type="string">
            <text:p>op3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table:number-columns-repeated="2"/>
          <table:table-cell office:value-type="string">
            <text:p>lookup</text:p>
          </table:table-cell>
          <table:table-cell office:value-type="string">
            <text:p>rs1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table:number-columns-repeated="2"/>
          <table:table-cell office:value-type="string">
            <text:p>generate</text:p>
          </table:table-cell>
          <table:table-cell office:value-type="string">
            <text:p>opc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table:number-columns-repeated="2"/>
          <table:table-cell office:value-type="string">
            <text:p>parameter</text:p>
          </table:table-cell>
          <table:table-cell office:value-type="string">
            <text:p>rs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generate</text:p>
          </table:table-cell>
          <table:table-cell table:number-columns-repeated="18"/>
        </table:table-row>
        <table:table-row table:style-name="ro1">
          <table:table-cell office:value-type="string">
            <text:p>AJ1.1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3"/>
          <table:table-cell office:value-type="string">
            <text:p>op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string">
            <text:p>0x2</text:p>
          </table:table-cell>
          <table:table-cell office:value-type="string">
            <text:p>given</text:p>
          </table:table-cell>
          <table:table-cell office:value-type="string">
            <text:p>rd</text:p>
          </table:table-cell>
          <table:table-cell office:value-type="float" office:value="25">
            <text:p>25</text:p>
          </table:table-cell>
          <table:table-cell office:value-type="float" office:value="29">
            <text:p>29</text:p>
          </table:table-cell>
          <table:table-cell table:number-columns-repeated="2"/>
          <table:table-cell office:value-type="string">
            <text:p>generate</text:p>
          </table:table-cell>
          <table:table-cell office:value-type="string">
            <text:p>op3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table:number-columns-repeated="2"/>
          <table:table-cell office:value-type="string">
            <text:p>lookup</text:p>
          </table:table-cell>
          <table:table-cell office:value-type="string">
            <text:p>rs1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table:number-columns-repeated="2"/>
          <table:table-cell office:value-type="string">
            <text:p>generate</text:p>
          </table:table-cell>
          <table:table-cell office:value-type="string">
            <text:p>i</text:p>
          </table:table-cell>
          <table:table-cell table:number-columns-repeated="2"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given</text:p>
          </table:table-cell>
          <table:table-cell office:value-type="string">
            <text:p>U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/>
          <table:table-cell office:value-type="string">
            <text:p>0x0</text:p>
          </table:table-cell>
          <table:table-cell office:value-type="string">
            <text:p>given</text:p>
          </table:table-cell>
          <table:table-cell office:value-type="string">
            <text:p>N</text:p>
          </table:table-cell>
          <table:table-cell table:number-columns-repeated="2" office:value-type="float" office:value="5">
            <text:p>5</text:p>
          </table:table-cell>
          <table:table-cell/>
          <table:table-cell office:value-type="string">
            <text:p>0x1</text:p>
          </table:table-cell>
          <table:table-cell office:value-type="string">
            <text:p>given</text:p>
          </table:table-cell>
          <table:table-cell office:value-type="string">
            <text:p>rs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generate</text:p>
          </table:table-cell>
          <table:table-cell table:number-columns-repeated="6"/>
        </table:table-row>
        <table:table-row table:style-name="ro1">
          <table:table-cell office:value-type="string">
            <text:p>AJ2.1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3"/>
          <table:table-cell office:value-type="string">
            <text:p>op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string">
            <text:p>0x2</text:p>
          </table:table-cell>
          <table:table-cell office:value-type="string">
            <text:p>given</text:p>
          </table:table-cell>
          <table:table-cell office:value-type="string">
            <text:p>rd</text:p>
          </table:table-cell>
          <table:table-cell office:value-type="float" office:value="25">
            <text:p>25</text:p>
          </table:table-cell>
          <table:table-cell office:value-type="float" office:value="29">
            <text:p>29</text:p>
          </table:table-cell>
          <table:table-cell table:number-columns-repeated="2"/>
          <table:table-cell office:value-type="string">
            <text:p>generate</text:p>
          </table:table-cell>
          <table:table-cell office:value-type="string">
            <text:p>op3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table:number-columns-repeated="2"/>
          <table:table-cell office:value-type="string">
            <text:p>lookup</text:p>
          </table:table-cell>
          <table:table-cell office:value-type="string">
            <text:p>rs1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table:number-columns-repeated="2"/>
          <table:table-cell office:value-type="string">
            <text:p>generate</text:p>
          </table:table-cell>
          <table:table-cell office:value-type="string">
            <text:p>i</text:p>
          </table:table-cell>
          <table:table-cell table:number-columns-repeated="2"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given</text:p>
          </table:table-cell>
          <table:table-cell office:value-type="string">
            <text:p>U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/>
          <table:table-cell office:value-type="string">
            <text:p>0x0</text:p>
          </table:table-cell>
          <table:table-cell office:value-type="string">
            <text:p>given</text:p>
          </table:table-cell>
          <table:table-cell office:value-type="string">
            <text:p>N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/>
          <table:table-cell office:value-type="string">
            <text:p>0x2</text:p>
          </table:table-cell>
          <table:table-cell office:value-type="string">
            <text:p>given</text:p>
          </table:table-cell>
          <table:table-cell office:value-type="string">
            <text:p>rs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generate</text:p>
          </table:table-cell>
          <table:table-cell table:number-columns-repeated="6"/>
        </table:table-row>
        <table:table-row table:style-name="ro1">
          <table:table-cell office:value-type="string">
            <text:p>AJ2.2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3"/>
          <table:table-cell office:value-type="string">
            <text:p>op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string">
            <text:p>0x2</text:p>
          </table:table-cell>
          <table:table-cell office:value-type="string">
            <text:p>given</text:p>
          </table:table-cell>
          <table:table-cell office:value-type="string">
            <text:p>rd</text:p>
          </table:table-cell>
          <table:table-cell office:value-type="float" office:value="25">
            <text:p>25</text:p>
          </table:table-cell>
          <table:table-cell office:value-type="float" office:value="29">
            <text:p>29</text:p>
          </table:table-cell>
          <table:table-cell table:number-columns-repeated="2"/>
          <table:table-cell office:value-type="string">
            <text:p>generate</text:p>
          </table:table-cell>
          <table:table-cell office:value-type="string">
            <text:p>op3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table:number-columns-repeated="2"/>
          <table:table-cell office:value-type="string">
            <text:p>lookup</text:p>
          </table:table-cell>
          <table:table-cell office:value-type="string">
            <text:p>rs1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table:number-columns-repeated="2"/>
          <table:table-cell office:value-type="string">
            <text:p>generate</text:p>
          </table:table-cell>
          <table:table-cell office:value-type="string">
            <text:p>i</text:p>
          </table:table-cell>
          <table:table-cell table:number-columns-repeated="2" office:value-type="float" office:value="13">
            <text:p>1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given</text:p>
          </table:table-cell>
          <table:table-cell office:value-type="string">
            <text:p>U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/>
          <table:table-cell office:value-type="string">
            <text:p>0x0</text:p>
          </table:table-cell>
          <table:table-cell office:value-type="string">
            <text:p>given</text:p>
          </table:table-cell>
          <table:table-cell office:value-type="string">
            <text:p>N</text:p>
          </table:table-cell>
          <table:table-cell table:number-columns-repeated="2" office:value-type="float" office:value="6">
            <text:p>6</text:p>
          </table:table-cell>
          <table:table-cell/>
          <table:table-cell office:value-type="string">
            <text:p>0x1</text:p>
          </table:table-cell>
          <table:table-cell office:value-type="string">
            <text:p>given</text:p>
          </table:table-cell>
          <table:table-cell office:value-type="string">
            <text:p>SC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parameter</text:p>
          </table:table-cell>
          <table:table-cell table:number-columns-repeated="6"/>
        </table:table-row>
        <table:table-row table:style-name="ro1">
          <table:table-cell office:value-type="string">
            <text:p>AJ3.1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3"/>
          <table:table-cell office:value-type="string">
            <text:p>op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string">
            <text:p>0x2</text:p>
          </table:table-cell>
          <table:table-cell office:value-type="string">
            <text:p>given</text:p>
          </table:table-cell>
          <table:table-cell office:value-type="string">
            <text:p>rd</text:p>
          </table:table-cell>
          <table:table-cell office:value-type="float" office:value="25">
            <text:p>25</text:p>
          </table:table-cell>
          <table:table-cell office:value-type="float" office:value="29">
            <text:p>29</text:p>
          </table:table-cell>
          <table:table-cell table:number-columns-repeated="2"/>
          <table:table-cell office:value-type="string">
            <text:p>generate</text:p>
          </table:table-cell>
          <table:table-cell office:value-type="string">
            <text:p>op3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table:number-columns-repeated="2"/>
          <table:table-cell office:value-type="string">
            <text:p>lookup</text:p>
          </table:table-cell>
          <table:table-cell office:value-type="string">
            <text:p>rs1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table:number-columns-repeated="2"/>
          <table:table-cell office:value-type="string">
            <text:p>generate</text:p>
          </table:table-cell>
          <table:table-cell office:value-type="string">
            <text:p>i</text:p>
          </table:table-cell>
          <table:table-cell table:number-columns-repeated="2"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given</text:p>
          </table:table-cell>
          <table:table-cell office:value-type="string">
            <text:p>U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/>
          <table:table-cell office:value-type="string">
            <text:p>0x0</text:p>
          </table:table-cell>
          <table:table-cell office:value-type="string">
            <text:p>given</text:p>
          </table:table-cell>
          <table:table-cell office:value-type="string">
            <text:p>N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/>
          <table:table-cell office:value-type="string">
            <text:p>0x1</text:p>
          </table:table-cell>
          <table:table-cell office:value-type="string">
            <text:p>given</text:p>
          </table:table-cell>
          <table:table-cell office:value-type="string">
            <text:p>N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/>
          <table:table-cell office:value-type="string">
            <text:p>0x2</text:p>
          </table:table-cell>
          <table:table-cell office:value-type="string">
            <text:p>given</text:p>
          </table:table-cell>
          <table:table-cell office:value-type="string">
            <text:p>rs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generate</text:p>
          </table:table-cell>
        </table:table-row>
        <table:table-row table:style-name="ro1">
          <table:table-cell office:value-type="string">
            <text:p>AJ3.2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3"/>
          <table:table-cell office:value-type="string">
            <text:p>op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string">
            <text:p>0x2</text:p>
          </table:table-cell>
          <table:table-cell office:value-type="string">
            <text:p>given</text:p>
          </table:table-cell>
          <table:table-cell office:value-type="string">
            <text:p>rd</text:p>
          </table:table-cell>
          <table:table-cell office:value-type="float" office:value="25">
            <text:p>25</text:p>
          </table:table-cell>
          <table:table-cell office:value-type="float" office:value="29">
            <text:p>29</text:p>
          </table:table-cell>
          <table:table-cell table:number-columns-repeated="2"/>
          <table:table-cell office:value-type="string">
            <text:p>generate</text:p>
          </table:table-cell>
          <table:table-cell office:value-type="string">
            <text:p>op3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table:number-columns-repeated="2"/>
          <table:table-cell office:value-type="string">
            <text:p>lookup</text:p>
          </table:table-cell>
          <table:table-cell office:value-type="string">
            <text:p>rs1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table:number-columns-repeated="2"/>
          <table:table-cell office:value-type="string">
            <text:p>generate</text:p>
          </table:table-cell>
          <table:table-cell office:value-type="string">
            <text:p>i</text:p>
          </table:table-cell>
          <table:table-cell table:number-columns-repeated="2"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given</text:p>
          </table:table-cell>
          <table:table-cell office:value-type="string">
            <text:p>U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/>
          <table:table-cell office:value-type="string">
            <text:p>0x0</text:p>
          </table:table-cell>
          <table:table-cell office:value-type="string">
            <text:p>given</text:p>
          </table:table-cell>
          <table:table-cell office:value-type="string">
            <text:p>N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/>
          <table:table-cell office:value-type="string">
            <text:p>0x2</text:p>
          </table:table-cell>
          <table:table-cell office:value-type="string">
            <text:p>given</text:p>
          </table:table-cell>
          <table:table-cell office:value-type="string">
            <text:p>N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/>
          <table:table-cell office:value-type="string">
            <text:p>0x2</text:p>
          </table:table-cell>
          <table:table-cell office:value-type="string">
            <text:p>given</text:p>
          </table:table-cell>
          <table:table-cell office:value-type="string">
            <text:p>rs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generate</text:p>
          </table:table-cell>
        </table:table-row>
        <table:table-row table:style-name="ro1">
          <table:table-cell office:value-type="string">
            <text:p>AJ3.3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table:number-columns-repeated="3"/>
          <table:table-cell office:value-type="string">
            <text:p>op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string">
            <text:p>0x2</text:p>
          </table:table-cell>
          <table:table-cell office:value-type="string">
            <text:p>given</text:p>
          </table:table-cell>
          <table:table-cell office:value-type="string">
            <text:p>rd</text:p>
          </table:table-cell>
          <table:table-cell office:value-type="float" office:value="25">
            <text:p>25</text:p>
          </table:table-cell>
          <table:table-cell office:value-type="float" office:value="29">
            <text:p>29</text:p>
          </table:table-cell>
          <table:table-cell table:number-columns-repeated="2"/>
          <table:table-cell office:value-type="string">
            <text:p>generate</text:p>
          </table:table-cell>
          <table:table-cell office:value-type="string">
            <text:p>op3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table:number-columns-repeated="2"/>
          <table:table-cell office:value-type="string">
            <text:p>lookup</text:p>
          </table:table-cell>
          <table:table-cell office:value-type="string">
            <text:p>rs1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table:number-columns-repeated="2"/>
          <table:table-cell office:value-type="string">
            <text:p>generate</text:p>
          </table:table-cell>
          <table:table-cell office:value-type="string">
            <text:p>i</text:p>
          </table:table-cell>
          <table:table-cell table:number-columns-repeated="2"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given</text:p>
          </table:table-cell>
          <table:table-cell office:value-type="string">
            <text:p>U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/>
          <table:table-cell office:value-type="string">
            <text:p>0x0</text:p>
          </table:table-cell>
          <table:table-cell office:value-type="string">
            <text:p>given</text:p>
          </table:table-cell>
          <table:table-cell office:value-type="string">
            <text:p>N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/>
          <table:table-cell office:value-type="string">
            <text:p>0x4</text:p>
          </table:table-cell>
          <table:table-cell office:value-type="string">
            <text:p>given</text:p>
          </table:table-cell>
          <table:table-cell office:value-type="string">
            <text:p>N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/>
          <table:table-cell office:value-type="string">
            <text:p>0x2</text:p>
          </table:table-cell>
          <table:table-cell office:value-type="string">
            <text:p>given</text:p>
          </table:table-cell>
          <table:table-cell office:value-type="string">
            <text:p>rs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generate</text:p>
          </table:table-cell>
        </table:table-row>
        <table:table-row table:style-name="ro1">
          <table:table-cell office:value-type="string">
            <text:p>AJ4.1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3"/>
          <table:table-cell office:value-type="string">
            <text:p>op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string">
            <text:p>0x2</text:p>
          </table:table-cell>
          <table:table-cell office:value-type="string">
            <text:p>given</text:p>
          </table:table-cell>
          <table:table-cell office:value-type="string">
            <text:p>rd</text:p>
          </table:table-cell>
          <table:table-cell office:value-type="float" office:value="25">
            <text:p>25</text:p>
          </table:table-cell>
          <table:table-cell office:value-type="float" office:value="29">
            <text:p>29</text:p>
          </table:table-cell>
          <table:table-cell table:number-columns-repeated="2"/>
          <table:table-cell office:value-type="string">
            <text:p>generate</text:p>
          </table:table-cell>
          <table:table-cell office:value-type="string">
            <text:p>op3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table:number-columns-repeated="2"/>
          <table:table-cell office:value-type="string">
            <text:p>lookup</text:p>
          </table:table-cell>
          <table:table-cell office:value-type="string">
            <text:p>rs1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table:number-columns-repeated="2"/>
          <table:table-cell office:value-type="string">
            <text:p>generate</text:p>
          </table:table-cell>
          <table:table-cell office:value-type="string">
            <text:p>i</text:p>
          </table:table-cell>
          <table:table-cell table:number-columns-repeated="2"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given</text:p>
          </table:table-cell>
          <table:table-cell office:value-type="string">
            <text:p>U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/>
          <table:table-cell office:value-type="string">
            <text:p>0x0</text:p>
          </table:table-cell>
          <table:table-cell office:value-type="string">
            <text:p>given</text:p>
          </table:table-cell>
          <table:table-cell office:value-type="string">
            <text:p>rs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generate</text:p>
          </table:table-cell>
          <table:table-cell table:number-columns-repeated="12"/>
        </table:table-row>
        <table:table-row table:style-name="ro1">
          <table:table-cell office:value-type="string">
            <text:p>AJ5.1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3"/>
          <table:table-cell office:value-type="string">
            <text:p>op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string">
            <text:p>0x2</text:p>
          </table:table-cell>
          <table:table-cell office:value-type="string">
            <text:p>given</text:p>
          </table:table-cell>
          <table:table-cell office:value-type="string">
            <text:p>rd</text:p>
          </table:table-cell>
          <table:table-cell office:value-type="float" office:value="25">
            <text:p>25</text:p>
          </table:table-cell>
          <table:table-cell office:value-type="float" office:value="29">
            <text:p>29</text:p>
          </table:table-cell>
          <table:table-cell table:number-columns-repeated="2"/>
          <table:table-cell office:value-type="string">
            <text:p>generate</text:p>
          </table:table-cell>
          <table:table-cell office:value-type="string">
            <text:p>op3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table:number-columns-repeated="2"/>
          <table:table-cell office:value-type="string">
            <text:p>lookup</text:p>
          </table:table-cell>
          <table:table-cell office:value-type="string">
            <text:p>rs1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table:number-columns-repeated="2"/>
          <table:table-cell office:value-type="string">
            <text:p>generate</text:p>
          </table:table-cell>
          <table:table-cell office:value-type="string">
            <text:p>i</text:p>
          </table:table-cell>
          <table:table-cell table:number-columns-repeated="2"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given</text:p>
          </table:table-cell>
          <table:table-cell office:value-type="string">
            <text:p>U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/>
          <table:table-cell office:value-type="string">
            <text:p>0x0</text:p>
          </table:table-cell>
          <table:table-cell office:value-type="string">
            <text:p>given</text:p>
          </table:table-cell>
          <table:table-cell office:value-type="string">
            <text:p>rs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generate</text:p>
          </table:table-cell>
          <table:table-cell table:number-columns-repeated="12"/>
        </table:table-row>
        <table:table-row table:style-name="ro1">
          <table:table-cell office:value-type="string">
            <text:p>AJ5.2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3"/>
          <table:table-cell office:value-type="string">
            <text:p>op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string">
            <text:p>0x2</text:p>
          </table:table-cell>
          <table:table-cell office:value-type="string">
            <text:p>given</text:p>
          </table:table-cell>
          <table:table-cell office:value-type="string">
            <text:p>rd</text:p>
          </table:table-cell>
          <table:table-cell office:value-type="float" office:value="25">
            <text:p>25</text:p>
          </table:table-cell>
          <table:table-cell office:value-type="float" office:value="29">
            <text:p>29</text:p>
          </table:table-cell>
          <table:table-cell table:number-columns-repeated="2"/>
          <table:table-cell office:value-type="string">
            <text:p>generate</text:p>
          </table:table-cell>
          <table:table-cell office:value-type="string">
            <text:p>op3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table:number-columns-repeated="2"/>
          <table:table-cell office:value-type="string">
            <text:p>lookup</text:p>
          </table:table-cell>
          <table:table-cell office:value-type="string">
            <text:p>rs1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table:number-columns-repeated="2"/>
          <table:table-cell office:value-type="string">
            <text:p>generate</text:p>
          </table:table-cell>
          <table:table-cell office:value-type="string">
            <text:p>i</text:p>
          </table:table-cell>
          <table:table-cell table:number-columns-repeated="2" office:value-type="float" office:value="13">
            <text:p>1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given</text:p>
          </table:table-cell>
          <table:table-cell office:value-type="string">
            <text:p>U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/>
          <table:table-cell office:value-type="string">
            <text:p>0x0</text:p>
          </table:table-cell>
          <table:table-cell office:value-type="string">
            <text:p>given</text:p>
          </table:table-cell>
          <table:table-cell office:value-type="string">
            <text:p>imm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/>
          <table:table-cell office:value-type="string">
            <text:p>generate</text:p>
          </table:table-cell>
          <table:table-cell table:number-columns-repeated="12"/>
        </table:table-row>
        <table:table-row table:style-name="ro1">
          <table:table-cell office:value-type="string">
            <text:p>AJ6.1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3"/>
          <table:table-cell office:value-type="string">
            <text:p>op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string">
            <text:p>0x2</text:p>
          </table:table-cell>
          <table:table-cell office:value-type="string">
            <text:p>given</text:p>
          </table:table-cell>
          <table:table-cell office:value-type="string">
            <text:p>rd</text:p>
          </table:table-cell>
          <table:table-cell office:value-type="float" office:value="25">
            <text:p>25</text:p>
          </table:table-cell>
          <table:table-cell office:value-type="float" office:value="29">
            <text:p>29</text:p>
          </table:table-cell>
          <table:table-cell table:number-columns-repeated="2"/>
          <table:table-cell office:value-type="string">
            <text:p>generate</text:p>
          </table:table-cell>
          <table:table-cell office:value-type="string">
            <text:p>op3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/>
          <table:table-cell office:value-type="string">
            <text:p>0x34</text:p>
          </table:table-cell>
          <table:table-cell office:value-type="string">
            <text:p>given</text:p>
          </table:table-cell>
          <table:table-cell office:value-type="string">
            <text:p>rs1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table:number-columns-repeated="2"/>
          <table:table-cell office:value-type="string">
            <text:p>generate</text:p>
          </table:table-cell>
          <table:table-cell office:value-type="string">
            <text:p>opf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table:number-columns-repeated="2"/>
          <table:table-cell office:value-type="string">
            <text:p>lookup</text:p>
          </table:table-cell>
          <table:table-cell office:value-type="string">
            <text:p>rs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generate</text:p>
          </table:table-cell>
          <table:table-cell table:number-columns-repeated="18"/>
        </table:table-row>
        <table:table-row table:style-name="ro1">
          <table:table-cell office:value-type="string">
            <text:p>AJ7.1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3"/>
          <table:table-cell office:value-type="string">
            <text:p>op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string">
            <text:p>0x3</text:p>
          </table:table-cell>
          <table:table-cell office:value-type="string">
            <text:p>given</text:p>
          </table:table-cell>
          <table:table-cell office:value-type="string">
            <text:p>rd</text:p>
          </table:table-cell>
          <table:table-cell office:value-type="float" office:value="25">
            <text:p>25</text:p>
          </table:table-cell>
          <table:table-cell office:value-type="float" office:value="29">
            <text:p>29</text:p>
          </table:table-cell>
          <table:table-cell table:number-columns-repeated="2"/>
          <table:table-cell office:value-type="string">
            <text:p>generate</text:p>
          </table:table-cell>
          <table:table-cell office:value-type="string">
            <text:p>op3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table:number-columns-repeated="2"/>
          <table:table-cell office:value-type="string">
            <text:p>lookup</text:p>
          </table:table-cell>
          <table:table-cell office:value-type="string">
            <text:p>rs1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table:number-columns-repeated="2"/>
          <table:table-cell office:value-type="string">
            <text:p>generate</text:p>
          </table:table-cell>
          <table:table-cell office:value-type="string">
            <text:p>i</text:p>
          </table:table-cell>
          <table:table-cell table:number-columns-repeated="2"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given</text:p>
          </table:table-cell>
          <table:table-cell office:value-type="string">
            <text:p>asi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table:number-columns-repeated="2"/>
          <table:table-cell office:value-type="string">
            <text:p>parameter</text:p>
          </table:table-cell>
          <table:table-cell office:value-type="string">
            <text:p>rs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generate</text:p>
          </table:table-cell>
          <table:table-cell table:number-columns-repeated="12"/>
        </table:table-row>
        <table:table-row table:style-name="ro1">
          <table:table-cell office:value-type="string">
            <text:p>AJ7.2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3"/>
          <table:table-cell office:value-type="string">
            <text:p>op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string">
            <text:p>0x3</text:p>
          </table:table-cell>
          <table:table-cell office:value-type="string">
            <text:p>given</text:p>
          </table:table-cell>
          <table:table-cell office:value-type="string">
            <text:p>rd</text:p>
          </table:table-cell>
          <table:table-cell office:value-type="float" office:value="25">
            <text:p>25</text:p>
          </table:table-cell>
          <table:table-cell office:value-type="float" office:value="29">
            <text:p>29</text:p>
          </table:table-cell>
          <table:table-cell table:number-columns-repeated="2"/>
          <table:table-cell office:value-type="string">
            <text:p>generate</text:p>
          </table:table-cell>
          <table:table-cell office:value-type="string">
            <text:p>op3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table:number-columns-repeated="2"/>
          <table:table-cell office:value-type="string">
            <text:p>lookup</text:p>
          </table:table-cell>
          <table:table-cell office:value-type="string">
            <text:p>rs1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table:number-columns-repeated="2"/>
          <table:table-cell office:value-type="string">
            <text:p>generate</text:p>
          </table:table-cell>
          <table:table-cell office:value-type="string">
            <text:p>i</text:p>
          </table:table-cell>
          <table:table-cell table:number-columns-repeated="2" office:value-type="float" office:value="13">
            <text:p>1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given</text:p>
          </table:table-cell>
          <table:table-cell office:value-type="string">
            <text:p>simm13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/>
          <table:table-cell office:value-type="string">
            <text:p>parameter</text:p>
          </table:table-cell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0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meta:document-statistic meta:table-count="1" meta:cell-count="2059" meta:object-count="0"/>
  </office:meta>
</office:document-meta>
</file>